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0" style:family="paragraph" style:parent-style-name="Standard">
      <style:paragraph-properties style:text-autospace="none"/>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normal" style:font-style-asian="normal" style:font-style-complex="normal"/>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Footnote">
      <style:text-properties style:font-name="Times New Roman"/>
    </style:style>
    <style:style style:name="P16" style:family="paragraph" style:parent-style-name="Standard">
      <style:paragraph-properties fo:break-before="pag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6" style:family="paragraph" style:parent-style-name="Footer">
      <style:paragraph-properties>
        <style:tab-stops>
          <style:tab-stop style:position="3in" style:type="center"/>
          <style:tab-stop style:position="6.5in" style:type="righ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9" style:family="paragraph" style:parent-style-name="Heading_20_1" style:master-page-name="First_20_Page">
      <style:paragraph-properties style:page-number="auto"/>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P32" style:family="paragraph">
      <style:paragraph-properties fo:margin-left="0in" fo:margin-right="0in" fo:margin-top="0in" fo:margin-bottom="0in" fo:line-height="100%" fo:text-align="center" fo:text-indent="0in"/>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indent="0in"/>
    </style:style>
    <style:style style:name="P36"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color="#1a1a1a" style:font-name="Times New Roman" fo:font-size="12pt" style:font-name-asian="ArialMT" style:font-size-asian="12pt" style:font-name-complex="ArialMT" style:font-size-complex="12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8" style:family="text">
      <style:text-properties style:use-window-font-color="true" style:font-name="Times New Roman" fo:font-size="12pt" style:text-underline-style="none" style:font-name-asian="ArialMT" style:font-size-asian="12pt" style:font-name-complex="ArialMT" style:font-size-complex="12pt"/>
    </style:style>
    <style:style style:name="T9" style:family="text">
      <style:text-properties style:use-window-font-color="true" style:font-name="Times New Roman" fo:font-size="12pt" style:text-underline-style="none" style:font-size-asian="12pt" style:font-size-complex="12pt"/>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2" style:family="text">
      <style:text-properties style:use-window-font-color="true" style:text-underline-style="none"/>
    </style:style>
    <style:style style:name="T13" style:family="text">
      <style:text-properties style:font-name="Times New Roman" fo:font-size="12pt" style:font-size-asian="12pt" style:font-size-complex="12pt"/>
    </style:style>
    <style:style style:name="T14" style:family="text">
      <style:text-properties fo:color="#262626" style:font-name-asian="Verdana" style:font-name-complex="Verdana"/>
    </style:style>
    <style:style style:name="T15" style:family="text">
      <style:text-properties fo:color="#262626" fo:font-style="italic" style:font-name-asian="Verdana" style:font-style-asian="italic" style:font-name-complex="Verdana" style:font-style-complex="italic"/>
    </style:style>
    <style:style style:name="T16" style:family="text">
      <style:text-properties fo:color="#262626" fo:font-style="normal" style:font-name-asian="Verdana" style:font-style-asian="normal" style:font-name-complex="Verdana" style:font-style-complex="normal"/>
    </style:style>
    <style:style style:name="T17" style:family="text">
      <style:text-properties fo:color="#000047" fo:font-weight="normal" style:font-name-asian="Verdana" style:font-weight-asian="normal" style:font-name-complex="Verdana" style:font-weight-complex="normal"/>
    </style:style>
    <style:style style:name="T18" style:family="text">
      <style:text-properties fo:language="en" fo:country="US" style:language-complex="ar" style:country-complex="SA"/>
    </style:style>
    <style:style style:name="T19" style:family="text">
      <style:text-properties style:text-underline-style="solid" style:text-underline-width="auto" style:text-underline-color="font-color"/>
    </style:style>
    <style:style style:name="T20" style:family="text">
      <style:text-properties style:font-name="Times New Roman1" fo:font-size="1pt" style:font-name-asian="Times New Roman1" style:font-name-complex="Times New Roman1"/>
    </style:style>
    <style:style style:name="T21"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40572764108848" text:id="ct140572764108848">
          <text:insertion>
            <office:change-info>
              <dc:creator>Bob Jacobsen</dc:creator>
              <dc:date>2013-03-23T15:21:00</dc:date>
            </office:change-info>
          </text:insertion>
        </text:changed-region>
        <text:changed-region xml:id="ct140572789867680" text:id="ct140572789867680">
          <text:insertion>
            <office:change-info>
              <dc:creator>Bob Jacobsen</dc:creator>
              <dc:date>2013-03-23T15:25:00</dc:date>
            </office:change-info>
          </text:insertion>
        </text:changed-region>
        <text:changed-region xml:id="ct140572764109104" text:id="ct140572764109104">
          <text:insertion>
            <office:change-info>
              <dc:creator>Bob Jacobsen</dc:creator>
              <dc:date>2013-03-23T15:22:00</dc:date>
            </office:change-info>
          </text:insertion>
        </text:changed-region>
        <text:changed-region xml:id="ct140572764222160" text:id="ct140572764222160">
          <text:insertion>
            <office:change-info>
              <dc:creator>Bob Jacobsen</dc:creator>
              <dc:date>2013-03-23T15:23:00</dc:date>
            </office:change-info>
          </text:insertion>
        </text:changed-region>
        <text:changed-region xml:id="ct140572763478592" text:id="ct140572763478592">
          <text:insertion>
            <office:change-info>
              <dc:creator>Bob Jacobsen</dc:creator>
              <dc:date>2013-03-23T15:24:00</dc:date>
            </office:change-info>
          </text:insertion>
        </text:changed-region>
        <text:changed-region xml:id="ct140572759878112" text:id="ct140572759878112">
          <text:deletion>
            <office:change-info>
              <dc:creator>Jim Kueneman</dc:creator>
              <dc:date>2015-02-06T16:40:00</dc:date>
            </office:change-info>
            <text:p text:style-name="Standard"><text:s/>“OpenLCB</text:p>
          </text:deletion>
        </text:changed-region>
        <text:changed-region xml:id="ct140572788620208" text:id="ct140572788620208">
          <text:deletion>
            <office:change-info>
              <dc:creator>Bob Jacobsen</dc:creator>
              <dc:date>2013-02-10T00:02:00</dc:date>
            </office:change-info>
            <text:p text:style-name="Standard">CAN </text:p>
          </text:deletion>
        </text:changed-region>
        <text:changed-region xml:id="ct140572805060768" text:id="ct140572805060768">
          <text:deletion>
            <office:change-info>
              <dc:creator>Jim Kueneman</dc:creator>
              <dc:date>2015-02-06T16:40:00</dc:date>
            </office:change-info>
            <text:p text:style-name="Standard">”</text:p>
          </text:deletion>
        </text:changed-region>
        <text:changed-region xml:id="ct140572790271632" text:id="ct140572790271632">
          <text:deletion>
            <office:change-info>
              <dc:creator>Jim Kueneman</dc:creator>
              <dc:date>2015-02-06T16:51:00</dc:date>
            </office:change-info>
            <text:p text:style-name="Standard">P/C</text:p>
          </text:deletion>
        </text:changed-region>
        <text:changed-region xml:id="ct140572804392144" text:id="ct140572804392144">
          <text:insertion>
            <office:change-info>
              <dc:creator>Jim Kueneman</dc:creator>
              <dc:date>2015-02-06T16:51:00</dc:date>
            </office:change-info>
          </text:insertion>
        </text:changed-region>
        <text:changed-region xml:id="ct140572790317152" text:id="ct140572790317152">
          <text:deletion>
            <office:change-info>
              <dc:creator>Jim Kueneman</dc:creator>
              <dc:date>2015-02-06T16:51:00</dc:date>
            </office:change-info>
            <text:p text:style-name="Standard">P/C</text:p>
          </text:deletion>
        </text:changed-region>
        <text:changed-region xml:id="ct140572805305904" text:id="ct140572805305904">
          <text:insertion>
            <office:change-info>
              <dc:creator>Jim Kueneman</dc:creator>
              <dc:date>2015-02-06T16:51:00</dc:date>
            </office:change-info>
          </text:insertion>
        </text:changed-region>
        <text:changed-region xml:id="ct140572804234784" text:id="ct140572804234784">
          <text:deletion>
            <office:change-info>
              <dc:creator>Jim Kueneman</dc:creator>
              <dc:date>2015-02-06T16:51:00</dc:date>
            </office:change-info>
            <text:p text:style-name="Standard">P/C</text:p>
          </text:deletion>
        </text:changed-region>
        <text:changed-region xml:id="ct140572804978416" text:id="ct140572804978416">
          <text:insertion>
            <office:change-info>
              <dc:creator>Jim Kueneman</dc:creator>
              <dc:date>2015-02-06T16:51:00</dc:date>
            </office:change-info>
          </text:insertion>
        </text:changed-region>
        <text:changed-region xml:id="ct140572765473936" text:id="ct140572765473936">
          <text:insertion>
            <office:change-info>
              <dc:creator>Bob Jacobsen</dc:creator>
              <dc:date>2013-03-25T09:49:00</dc:date>
            </office:change-info>
          </text:insertion>
        </text:changed-region>
        <text:changed-region xml:id="ct140572766377200" text:id="ct140572766377200">
          <text:insertion>
            <office:change-info>
              <dc:creator>Bob Jacobsen</dc:creator>
              <dc:date>2013-03-25T09:50:00</dc:date>
            </office:change-info>
          </text:insertion>
        </text:changed-region>
        <text:changed-region xml:id="ct140572764153904" text:id="ct140572764153904">
          <text:insertion>
            <office:change-info>
              <dc:creator>Bob Jacobsen</dc:creator>
              <dc:date>2013-03-25T09:51:00</dc:date>
            </office:change-info>
          </text:insertion>
        </text:changed-region>
        <text:changed-region xml:id="ct140572790447616" text:id="ct140572790447616">
          <text:insertion>
            <office:change-info>
              <dc:creator>Bob Jacobsen</dc:creator>
              <dc:date>2013-03-25T09:52:00</dc:date>
            </office:change-info>
          </text:insertion>
        </text:changed-region>
        <text:changed-region xml:id="ct140572803328752" text:id="ct140572803328752">
          <text:insertion>
            <office:change-info>
              <dc:creator>Bob Jacobsen</dc:creator>
              <dc:date>2013-03-25T09:53:00</dc:date>
            </office:change-info>
          </text:insertion>
        </text:changed-region>
        <text:changed-region xml:id="ct140572763556544" text:id="ct140572763556544">
          <text:insertion>
            <office:change-info>
              <dc:creator>Bob Jacobsen</dc:creator>
              <dc:date>2013-04-06T20:42:00</dc:date>
            </office:change-info>
          </text:insertion>
        </text:changed-region>
        <text:changed-region xml:id="ct140572764163104" text:id="ct140572764163104">
          <text:insertion>
            <office:change-info>
              <dc:creator>Bob Jacobsen</dc:creator>
              <dc:date>2013-04-23T09:46:00</dc:date>
            </office:change-info>
          </text:insertion>
        </text:changed-region>
        <text:changed-region xml:id="ct140572759551408" text:id="ct140572759551408">
          <text:insertion>
            <office:change-info>
              <dc:creator>Bob Jacobsen</dc:creator>
              <dc:date>2013-04-23T09:47:00</dc:date>
            </office:change-info>
          </text:insertion>
        </text:changed-region>
        <text:changed-region xml:id="ct140572759523808" text:id="ct140572759523808">
          <text:insertion>
            <office:change-info>
              <dc:creator>Bob Jacobsen</dc:creator>
              <dc:date>2013-04-23T09:48:00</dc:date>
            </office:change-info>
          </text:insertion>
        </text:changed-region>
        <text:changed-region xml:id="ct140572765491104" text:id="ct140572765491104">
          <text:insertion>
            <office:change-info>
              <dc:creator>Bob Jacobsen</dc:creator>
              <dc:date>2013-04-23T09:49:00</dc:date>
            </office:change-info>
          </text:insertion>
        </text:changed-region>
        <text:changed-region xml:id="ct140572759551600" text:id="ct140572759551600">
          <text:insertion>
            <office:change-info>
              <dc:creator>Bob Jacobsen</dc:creator>
              <dc:date>2013-04-06T20:38:00</dc:date>
            </office:change-info>
          </text:insertion>
        </text:changed-region>
        <text:changed-region xml:id="ct140572761876960" text:id="ct140572761876960">
          <text:insertion>
            <office:change-info>
              <dc:creator>Bob Jacobsen</dc:creator>
              <dc:date>2013-04-06T20:40:00</dc:date>
            </office:change-info>
          </text:insertion>
        </text:changed-region>
        <text:changed-region xml:id="ct140572761877152" text:id="ct140572761877152">
          <text:insertion>
            <office:change-info>
              <dc:creator>Bob Jacobsen</dc:creator>
              <dc:date>2013-04-06T20:39:00</dc:date>
            </office:change-info>
          </text:insertion>
        </text:changed-region>
        <text:changed-region xml:id="ct140572765491360" text:id="ct140572765491360">
          <text:insertion>
            <office:change-info>
              <dc:creator>Bob Jacobsen</dc:creator>
              <dc:date>2013-04-06T20:40:00</dc:date>
            </office:change-info>
          </text:insertion>
        </text:changed-region>
        <text:changed-region xml:id="ct140572759658848" text:id="ct140572759658848">
          <text:insertion>
            <office:change-info>
              <dc:creator>Bob Jacobsen</dc:creator>
              <dc:date>2013-04-06T20:41:00</dc:date>
            </office:change-info>
          </text:insertion>
        </text:changed-region>
        <text:changed-region xml:id="ct140572759659040" text:id="ct140572759659040">
          <text:insertion>
            <office:change-info>
              <dc:creator>Bob Jacobsen</dc:creator>
              <dc:date>2013-03-23T13:02:00</dc:date>
            </office:change-info>
          </text:insertion>
        </text:changed-region>
        <text:changed-region xml:id="ct140572761457344" text:id="ct140572761457344">
          <text:deletion>
            <office:change-info>
              <dc:creator>Bob Jacobsen</dc:creator>
              <dc:date>2013-03-23T13:02:00</dc:date>
            </office:change-info>
            <text:p text:style-name="Standard">Two forms of identify events; recommendation on uses for global form</text:p>
          </text:deletion>
        </text:changed-region>
        <text:changed-region xml:id="ct140572761935360" text:id="ct140572761935360">
          <text:insertion>
            <office:change-info>
              <dc:creator>Bob Jacobsen</dc:creator>
              <dc:date>2013-03-23T13:01:00</dc:date>
            </office:change-info>
          </text:insertion>
        </text:changed-region>
        <text:changed-region xml:id="ct140572761457536" text:id="ct140572761457536">
          <text:insertion>
            <office:change-info>
              <dc:creator>Bob Jacobsen</dc:creator>
              <dc:date>2013-03-23T13:02:00</dc:date>
            </office:change-info>
          </text:insertion>
        </text:changed-region>
        <text:changed-region xml:id="ct140572759570800" text:id="ct140572759570800">
          <text:insertion>
            <office:change-info>
              <dc:creator>Bob Jacobsen</dc:creator>
              <dc:date>2013-03-23T13:05:00</dc:date>
            </office:change-info>
          </text:insertion>
        </text:changed-region>
        <text:changed-region xml:id="ct140572804211216" text:id="ct140572804211216">
          <text:deletion>
            <office:change-info>
              <dc:creator>Jim Kueneman</dc:creator>
              <dc:date>2015-02-06T16:48:00</dc:date>
            </office:change-info>
            <text:p text:style-name="Standard">PI</text:p>
          </text:deletion>
        </text:changed-region>
        <text:changed-region xml:id="ct140572804214512" text:id="ct140572804214512">
          <text:insertion>
            <office:change-info>
              <dc:creator>Jim Kueneman</dc:creator>
              <dc:date>2015-02-06T16:48:00</dc:date>
            </office:change-info>
          </text:insertion>
        </text:changed-region>
        <text:changed-region xml:id="ct140572804325040" text:id="ct140572804325040">
          <text:deletion>
            <office:change-info>
              <dc:creator>Jim Kueneman</dc:creator>
              <dc:date>2015-02-06T16:48:00</dc:date>
            </office:change-info>
            <text:p text:style-name="Standard">/PRI</text:p>
          </text:deletion>
        </text:changed-region>
        <text:changed-region xml:id="ct140572763624944" text:id="ct140572763624944">
          <text:insertion>
            <office:change-info>
              <dc:creator>Jim Kueneman</dc:creator>
              <dc:date>2015-02-06T16:48:00</dc:date>
            </office:change-info>
          </text:insertion>
        </text:changed-region>
        <text:changed-region xml:id="ct140572804429760" text:id="ct140572804429760">
          <text:deletion>
            <office:change-info>
              <dc:creator>Jim Kueneman</dc:creator>
              <dc:date>2015-02-06T16:48:00</dc:date>
            </office:change-info>
            <text:p text:style-name="Standard">CI/CRI </text:p>
          </text:deletion>
        </text:changed-region>
        <text:changed-region xml:id="ct140572804316400" text:id="ct140572804316400">
          <text:insertion>
            <office:change-info>
              <dc:creator>Jim Kueneman</dc:creator>
              <dc:date>2015-02-06T16:48:00</dc:date>
            </office:change-info>
          </text:insertion>
        </text:changed-region>
        <text:changed-region xml:id="ct140572790328992" text:id="ct140572790328992">
          <text:deletion>
            <office:change-info>
              <dc:creator>Jim Kueneman</dc:creator>
              <dc:date>2015-02-06T16:49:00</dc:date>
            </office:change-info>
            <text:p text:style-name="Standard">IC</text:p>
          </text:deletion>
        </text:changed-region>
        <text:changed-region xml:id="ct140572804331680" text:id="ct140572804331680">
          <text:insertion>
            <office:change-info>
              <dc:creator>Jim Kueneman</dc:creator>
              <dc:date>2015-02-06T16:49:00</dc:date>
            </office:change-info>
          </text:insertion>
        </text:changed-region>
        <text:changed-region xml:id="ct140572804199168" text:id="ct140572804199168">
          <text:deletion>
            <office:change-info>
              <dc:creator>Jim Kueneman</dc:creator>
              <dc:date>2015-02-06T16:50:00</dc:date>
            </office:change-info>
            <text:p text:style-name="Standard">P/C</text:p>
          </text:deletion>
        </text:changed-region>
        <text:changed-region xml:id="ct140572759850848" text:id="ct140572759850848">
          <text:insertion>
            <office:change-info>
              <dc:creator>Jim Kueneman</dc:creator>
              <dc:date>2015-02-06T16:50:00</dc:date>
            </office:change-info>
          </text:insertion>
        </text:changed-region>
        <text:changed-region xml:id="ct140572804185296" text:id="ct140572804185296">
          <text:deletion>
            <office:change-info>
              <dc:creator>Jim Kueneman</dc:creator>
              <dc:date>2015-02-06T16:50:00</dc:date>
            </office:change-info>
            <text:p text:style-name="Standard">P/C</text:p>
          </text:deletion>
        </text:changed-region>
        <text:changed-region xml:id="ct140572804214976" text:id="ct140572804214976">
          <text:insertion>
            <office:change-info>
              <dc:creator>Jim Kueneman</dc:creator>
              <dc:date>2015-02-06T16:50:00</dc:date>
            </office:change-info>
          </text:insertion>
        </text:changed-region>
        <text:changed-region xml:id="ct140572794501440" text:id="ct140572794501440">
          <text:deletion>
            <office:change-info>
              <dc:creator>Jim Kueneman</dc:creator>
              <dc:date>2015-02-06T16:52:00</dc:date>
            </office:change-info>
            <text:h text:style-name="Heading_20_3" text:outline-level="3">E</text:h>
          </text:deletion>
        </text:changed-region>
        <text:changed-region xml:id="ct140572805371600" text:id="ct140572805371600">
          <text:insertion>
            <office:change-info>
              <dc:creator>Jim Kueneman</dc:creator>
              <dc:date>2015-02-06T16:52:00</dc:date>
            </office:change-info>
          </text:insertion>
        </text:changed-region>
        <text:changed-region xml:id="ct140572760187184" text:id="ct140572760187184">
          <text:insertion>
            <office:change-info>
              <dc:creator>Bob Jacobsen</dc:creator>
              <dc:date>2013-04-23T09:44:00</dc:date>
            </office:change-info>
          </text:insertion>
        </text:changed-region>
        <text:changed-region xml:id="ct140572803223392" text:id="ct140572803223392">
          <text:deletion>
            <office:change-info>
              <dc:creator>Bob Jacobsen</dc:creator>
              <dc:date>2013-04-23T09:44:00</dc:date>
            </office:change-info>
            <text:p text:style-name="Standard">Two forms of identify events; recommendation on uses for global form. This can be a huge load,</text:p>
          </text:deletion>
        </text:changed-region>
        <text:changed-region xml:id="ct140572803223584" text:id="ct140572803223584">
          <text:insertion>
            <office:change-info>
              <dc:creator>Bob Jacobsen</dc:creator>
              <dc:date>2013-04-23T09:44:00</dc:date>
            </office:change-info>
          </text:insertion>
        </text:changed-region>
        <text:changed-region xml:id="ct140572760186848" text:id="ct140572760186848">
          <text:insertion>
            <office:change-info>
              <dc:creator>Bob Jacobsen</dc:creator>
              <dc:date>2013-04-23T09:50:00</dc:date>
            </office:change-info>
          </text:insertion>
        </text:changed-region>
        <text:changed-region xml:id="ct140572759331040" text:id="ct140572759331040">
          <text:deletion>
            <office:change-info>
              <dc:creator>Bob Jacobsen</dc:creator>
              <dc:date>2013-04-23T09:50:00</dc:date>
            </office:change-info>
            <text:p text:style-name="Standard">two forms of this </text:p>
          </text:deletion>
        </text:changed-region>
        <text:changed-region xml:id="ct140572803940576" text:id="ct140572803940576">
          <text:deletion>
            <office:change-info>
              <dc:creator>Bob Jacobsen</dc:creator>
              <dc:date>2013-04-23T09:50:00</dc:date>
            </office:change-info>
            <text:p text:style-name="Standard">are</text:p>
          </text:deletion>
        </text:changed-region>
        <text:changed-region xml:id="ct140572759331232" text:id="ct140572759331232">
          <text:insertion>
            <office:change-info>
              <dc:creator>Bob Jacobsen</dc:creator>
              <dc:date>2013-04-23T09:50:00</dc:date>
            </office:change-info>
          </text:insertion>
        </text:changed-region>
        <text:changed-region xml:id="ct140572803869440" text:id="ct140572803869440">
          <text:deletion>
            <office:change-info>
              <dc:creator>Bob Jacobsen</dc:creator>
              <dc:date>2013-04-23T09:50:00</dc:date>
            </office:change-info>
            <text:p text:style-name="Standard">ether</text:p>
          </text:deletion>
        </text:changed-region>
        <text:changed-region xml:id="ct140572761269840" text:id="ct140572761269840">
          <text:deletion>
            <office:change-info>
              <dc:creator>Bob Jacobsen</dc:creator>
              <dc:date>2013-04-23T09:50:00</dc:date>
            </office:change-info>
            <text:p text:style-name="Standard">One form is an unaddressed message sent globally to all nodes, and the other is an addressed message to a specific node.</text:p>
          </text:deletion>
        </text:changed-region>
        <text:changed-region xml:id="ct140572803869152" text:id="ct140572803869152">
          <text:insertion>
            <office:change-info>
              <dc:creator>Bob Jacobsen</dc:creator>
              <dc:date>2013-04-23T09:50:00</dc:date>
            </office:change-info>
          </text:insertion>
        </text:changed-region>
        <text:changed-region xml:id="ct140572761270032" text:id="ct140572761270032">
          <text:deletion>
            <office:change-info>
              <dc:creator>Bob Jacobsen</dc:creator>
              <dc:date>2013-04-23T09:50:00</dc:date>
            </office:change-info>
            <text:p text:style-name="Standard">It</text:p>
          </text:deletion>
        </text:changed-region>
        <text:changed-region xml:id="ct140572790243088" text:id="ct140572790243088">
          <text:deletion>
            <office:change-info>
              <dc:creator>Jim Kueneman</dc:creator>
              <dc:date>2015-02-06T16:51:00</dc:date>
            </office:change-info>
            <text:p text:style-name="Standard">P/C</text:p>
          </text:deletion>
        </text:changed-region>
        <text:changed-region xml:id="ct140572804213408" text:id="ct140572804213408">
          <text:insertion>
            <office:change-info>
              <dc:creator>Jim Kueneman</dc:creator>
              <dc:date>2015-02-06T16:51:00</dc:date>
            </office:change-info>
          </text:insertion>
        </text:changed-region>
        <text:changed-region xml:id="ct140572759417184" text:id="ct140572759417184">
          <text:deletion>
            <office:change-info>
              <dc:creator>Bob Jacobsen</dc:creator>
              <dc:date>2013-04-23T09:50:00</dc:date>
            </office:change-info>
            <text:p text:style-name="Standard"/>
            <text:p text:style-name="Standard"/>
          </text:deletion>
        </text:changed-region>
        <text:changed-region xml:id="ct140572804216624" text:id="ct140572804216624">
          <text:deletion>
            <office:change-info>
              <dc:creator>Jim Kueneman</dc:creator>
              <dc:date>2015-02-06T16:51:00</dc:date>
            </office:change-info>
            <text:p text:style-name="Standard">P/C</text:p>
          </text:deletion>
        </text:changed-region>
        <text:changed-region xml:id="ct140572790286176" text:id="ct140572790286176">
          <text:insertion>
            <office:change-info>
              <dc:creator>Jim Kueneman</dc:creator>
              <dc:date>2015-02-06T16:51:00</dc:date>
            </office:change-info>
          </text:insertion>
        </text:changed-region>
        <text:changed-region xml:id="ct140572805585408" text:id="ct140572805585408">
          <text:deletion>
            <office:change-info>
              <dc:creator>Jim Kueneman</dc:creator>
              <dc:date>2015-02-06T16:51:00</dc:date>
            </office:change-info>
            <text:p text:style-name="Standard">P/C</text:p>
          </text:deletion>
        </text:changed-region>
        <text:changed-region xml:id="ct140572804500576" text:id="ct140572804500576">
          <text:insertion>
            <office:change-info>
              <dc:creator>Jim Kueneman</dc:creator>
              <dc:date>2015-02-06T16:51:00</dc:date>
            </office:change-info>
          </text:insertion>
        </text:changed-region>
        <text:changed-region xml:id="ct140572790303552" text:id="ct140572790303552">
          <text:deletion>
            <office:change-info>
              <dc:creator>Jim Kueneman</dc:creator>
              <dc:date>2015-02-06T16:51:00</dc:date>
            </office:change-info>
            <text:p text:style-name="Standard">P/C</text:p>
          </text:deletion>
        </text:changed-region>
        <text:changed-region xml:id="ct140572805547072" text:id="ct140572805547072">
          <text:insertion>
            <office:change-info>
              <dc:creator>Jim Kueneman</dc:creator>
              <dc:date>2015-02-06T16:51:00</dc:date>
            </office:change-info>
          </text:insertion>
        </text:changed-region>
        <text:changed-region xml:id="ct140572805660128" text:id="ct140572805660128">
          <text:deletion>
            <office:change-info>
              <dc:creator>Jim Kueneman</dc:creator>
              <dc:date>2015-02-06T16:52:00</dc:date>
            </office:change-info>
            <text:h text:style-name="Heading_20_3" text:outline-level="3">E</text:h>
          </text:deletion>
        </text:changed-region>
        <text:changed-region xml:id="ct140572805383584" text:id="ct140572805383584">
          <text:insertion>
            <office:change-info>
              <dc:creator>Jim Kueneman</dc:creator>
              <dc:date>2015-02-06T16:52:00</dc:date>
            </office:change-info>
          </text:insertion>
        </text:changed-region>
        <text:changed-region xml:id="ct140572790285552" text:id="ct140572790285552">
          <text:deletion>
            <office:change-info>
              <dc:creator>Jim Kueneman</dc:creator>
              <dc:date>2015-02-06T16:51:00</dc:date>
            </office:change-info>
            <text:p text:style-name="Standard">P/C</text:p>
          </text:deletion>
        </text:changed-region>
        <text:changed-region xml:id="ct140572804754144" text:id="ct140572804754144">
          <text:insertion>
            <office:change-info>
              <dc:creator>Jim Kueneman</dc:creator>
              <dc:date>2015-02-06T16:51:00</dc:date>
            </office:change-info>
          </text:insertion>
        </text:changed-region>
        <text:changed-region xml:id="ct140572804396896" text:id="ct140572804396896">
          <text:deletion>
            <office:change-info>
              <dc:creator>Jim Kueneman</dc:creator>
              <dc:date>2015-02-06T16:51:00</dc:date>
            </office:change-info>
            <text:p text:style-name="Standard">P/C</text:p>
          </text:deletion>
        </text:changed-region>
        <text:changed-region xml:id="ct140572790257920" text:id="ct140572790257920">
          <text:insertion>
            <office:change-info>
              <dc:creator>Jim Kueneman</dc:creator>
              <dc:date>2015-02-06T16:51:00</dc:date>
            </office:change-info>
          </text:insertion>
        </text:changed-region>
        <text:changed-region xml:id="ct140572790321440" text:id="ct140572790321440">
          <text:deletion>
            <office:change-info>
              <dc:creator>Jim Kueneman</dc:creator>
              <dc:date>2015-02-06T16:51:00</dc:date>
            </office:change-info>
            <text:p text:style-name="Standard">P/C</text:p>
          </text:deletion>
        </text:changed-region>
        <text:changed-region xml:id="ct140572805307952" text:id="ct140572805307952">
          <text:insertion>
            <office:change-info>
              <dc:creator>Jim Kueneman</dc:creator>
              <dc:date>2015-02-06T16:51:00</dc:date>
            </office:change-info>
          </text:insertion>
        </text:changed-region>
        <text:changed-region xml:id="ct140572804532048" text:id="ct140572804532048">
          <text:deletion>
            <office:change-info>
              <dc:creator>Jim Kueneman</dc:creator>
              <dc:date>2015-02-06T16:51:00</dc:date>
            </office:change-info>
            <text:p text:style-name="Standard">P/C</text:p>
          </text:deletion>
        </text:changed-region>
        <text:changed-region xml:id="ct140572804384032" text:id="ct140572804384032">
          <text:insertion>
            <office:change-info>
              <dc:creator>Jim Kueneman</dc:creator>
              <dc:date>2015-02-06T16:51:00</dc:date>
            </office:change-info>
          </text:insertion>
        </text:changed-region>
        <text:changed-region xml:id="ct140572804211984" text:id="ct140572804211984">
          <text:deletion>
            <office:change-info>
              <dc:creator>Jim Kueneman</dc:creator>
              <dc:date>2015-02-06T16:51:00</dc:date>
            </office:change-info>
            <text:p text:style-name="Standard">P/C</text:p>
          </text:deletion>
        </text:changed-region>
        <text:changed-region xml:id="ct140572804382928" text:id="ct140572804382928">
          <text:insertion>
            <office:change-info>
              <dc:creator>Jim Kueneman</dc:creator>
              <dc:date>2015-02-06T16:51:00</dc:date>
            </office:change-info>
          </text:insertion>
        </text:changed-region>
        <text:changed-region xml:id="ct140572804203232" text:id="ct140572804203232">
          <text:deletion>
            <office:change-info>
              <dc:creator>Jim Kueneman</dc:creator>
              <dc:date>2015-02-06T16:51:00</dc:date>
            </office:change-info>
            <text:p text:style-name="Standard">P/C</text:p>
          </text:deletion>
        </text:changed-region>
        <text:changed-region xml:id="ct140572790249792" text:id="ct140572790249792">
          <text:insertion>
            <office:change-info>
              <dc:creator>Jim Kueneman</dc:creator>
              <dc:date>2015-02-06T16:51:00</dc:date>
            </office:change-info>
          </text:insertion>
        </text:changed-region>
        <text:changed-region xml:id="ct140572805310016" text:id="ct140572805310016">
          <text:deletion>
            <office:change-info>
              <dc:creator>Jim Kueneman</dc:creator>
              <dc:date>2015-02-06T16:51:00</dc:date>
            </office:change-info>
            <text:p text:style-name="Standard">P/C</text:p>
          </text:deletion>
        </text:changed-region>
        <text:changed-region xml:id="ct140572790272176" text:id="ct140572790272176">
          <text:insertion>
            <office:change-info>
              <dc:creator>Jim Kueneman</dc:creator>
              <dc:date>2015-02-06T16:51:00</dc:date>
            </office:change-info>
          </text:insertion>
        </text:changed-region>
        <text:changed-region xml:id="ct140572805609888" text:id="ct140572805609888">
          <text:deletion>
            <office:change-info>
              <dc:creator>Jim Kueneman</dc:creator>
              <dc:date>2015-02-06T16:51:00</dc:date>
            </office:change-info>
            <text:p text:style-name="Standard">P/C</text:p>
          </text:deletion>
        </text:changed-region>
        <text:changed-region xml:id="ct140572805309600" text:id="ct140572805309600">
          <text:insertion>
            <office:change-info>
              <dc:creator>Jim Kueneman</dc:creator>
              <dc:date>2015-02-06T16:51:00</dc:date>
            </office:change-info>
          </text:insertion>
        </text:changed-region>
        <text:changed-region xml:id="ct140572791268128" text:id="ct140572791268128">
          <text:deletion>
            <office:change-info>
              <dc:creator>Jim Kueneman</dc:creator>
              <dc:date>2015-02-06T16:52:00</dc:date>
            </office:change-info>
            <text:h text:style-name="Heading_20_3" text:outline-level="3">E</text:h>
          </text:deletion>
        </text:changed-region>
        <text:changed-region xml:id="ct140572803740976" text:id="ct140572803740976">
          <text:insertion>
            <office:change-info>
              <dc:creator>Jim Kueneman</dc:creator>
              <dc:date>2015-02-06T16:52:00</dc:date>
            </office:change-info>
          </text:insertion>
        </text:changed-region>
        <text:changed-region xml:id="ct140572805578768" text:id="ct140572805578768">
          <text:deletion>
            <office:change-info>
              <dc:creator>Jim Kueneman</dc:creator>
              <dc:date>2015-02-06T16:51:00</dc:date>
            </office:change-info>
            <text:p text:style-name="Standard">P/C</text:p>
          </text:deletion>
        </text:changed-region>
        <text:changed-region xml:id="ct140572805540528" text:id="ct140572805540528">
          <text:insertion>
            <office:change-info>
              <dc:creator>Jim Kueneman</dc:creator>
              <dc:date>2015-02-06T16:51:00</dc:date>
            </office:change-info>
          </text:insertion>
        </text:changed-region>
        <text:changed-region xml:id="ct140572804231056" text:id="ct140572804231056">
          <text:deletion>
            <office:change-info>
              <dc:creator>Jim Kueneman</dc:creator>
              <dc:date>2015-02-06T16:51:00</dc:date>
            </office:change-info>
            <text:p text:style-name="Standard">P/C</text:p>
          </text:deletion>
        </text:changed-region>
        <text:changed-region xml:id="ct140572804387072" text:id="ct140572804387072">
          <text:insertion>
            <office:change-info>
              <dc:creator>Jim Kueneman</dc:creator>
              <dc:date>2015-02-06T16:51:00</dc:date>
            </office:change-info>
          </text:insertion>
        </text:changed-region>
        <text:changed-region xml:id="ct140572804300992" text:id="ct140572804300992">
          <text:deletion>
            <office:change-info>
              <dc:creator>Jim Kueneman</dc:creator>
              <dc:date>2015-02-06T16:51:00</dc:date>
            </office:change-info>
            <text:p text:style-name="Standard">P/C</text:p>
          </text:deletion>
        </text:changed-region>
        <text:changed-region xml:id="ct140572804387424" text:id="ct140572804387424">
          <text:insertion>
            <office:change-info>
              <dc:creator>Jim Kueneman</dc:creator>
              <dc:date>2015-02-06T16:51:00</dc:date>
            </office:change-info>
          </text:insertion>
        </text:changed-region>
        <text:changed-region xml:id="ct140572805319248" text:id="ct140572805319248">
          <text:deletion>
            <office:change-info>
              <dc:creator>Jim Kueneman</dc:creator>
              <dc:date>2015-02-06T16:51:00</dc:date>
            </office:change-info>
            <text:p text:style-name="Standard">P/C</text:p>
          </text:deletion>
        </text:changed-region>
        <text:changed-region xml:id="ct140572804534320" text:id="ct140572804534320">
          <text:insertion>
            <office:change-info>
              <dc:creator>Jim Kueneman</dc:creator>
              <dc:date>2015-02-06T16:51:00</dc:date>
            </office:change-info>
          </text:insertion>
        </text:changed-region>
        <text:changed-region xml:id="ct140572805319904" text:id="ct140572805319904">
          <text:deletion>
            <office:change-info>
              <dc:creator>Jim Kueneman</dc:creator>
              <dc:date>2015-02-06T16:51:00</dc:date>
            </office:change-info>
            <text:p text:style-name="Standard">P/C</text:p>
          </text:deletion>
        </text:changed-region>
        <text:changed-region xml:id="ct140572804533872" text:id="ct140572804533872">
          <text:insertion>
            <office:change-info>
              <dc:creator>Jim Kueneman</dc:creator>
              <dc:date>2015-02-06T16:51:00</dc:date>
            </office:change-info>
          </text:insertion>
        </text:changed-region>
        <text:changed-region xml:id="ct140572805321904" text:id="ct140572805321904">
          <text:deletion>
            <office:change-info>
              <dc:creator>Jim Kueneman</dc:creator>
              <dc:date>2015-02-06T16:51:00</dc:date>
            </office:change-info>
            <text:p text:style-name="Standard">P/C</text:p>
          </text:deletion>
        </text:changed-region>
        <text:changed-region xml:id="ct140572805321616" text:id="ct140572805321616">
          <text:insertion>
            <office:change-info>
              <dc:creator>Jim Kueneman</dc:creator>
              <dc:date>2015-02-06T16:51:00</dc:date>
            </office:change-info>
          </text:insertion>
        </text:changed-region>
        <text:changed-region xml:id="ct140572805324000" text:id="ct140572805324000">
          <text:deletion>
            <office:change-info>
              <dc:creator>Jim Kueneman</dc:creator>
              <dc:date>2015-02-06T16:51:00</dc:date>
            </office:change-info>
            <text:p text:style-name="Standard">P/C</text:p>
          </text:deletion>
        </text:changed-region>
        <text:changed-region xml:id="ct140572805323616" text:id="ct140572805323616">
          <text:insertion>
            <office:change-info>
              <dc:creator>Jim Kueneman</dc:creator>
              <dc:date>2015-02-06T16:51:00</dc:date>
            </office:change-info>
          </text:insertion>
        </text:changed-region>
        <text:changed-region xml:id="ct140572805325712" text:id="ct140572805325712">
          <text:deletion>
            <office:change-info>
              <dc:creator>Jim Kueneman</dc:creator>
              <dc:date>2015-02-06T16:51:00</dc:date>
            </office:change-info>
            <text:p text:style-name="Standard">P/C</text:p>
          </text:deletion>
        </text:changed-region>
        <text:changed-region xml:id="ct140572805324192" text:id="ct140572805324192">
          <text:insertion>
            <office:change-info>
              <dc:creator>Jim Kueneman</dc:creator>
              <dc:date>2015-02-06T16:51:00</dc:date>
            </office:change-info>
          </text:insertion>
        </text:changed-region>
        <text:changed-region xml:id="ct140572751038352" text:id="ct140572751038352">
          <text:insertion>
            <office:change-info>
              <dc:creator>Bob Jacobsen</dc:creator>
              <dc:date>2013-03-23T13:06:00</dc:date>
            </office:change-info>
          </text:insertion>
        </text:changed-region>
        <text:changed-region xml:id="ct140572763870928" text:id="ct140572763870928">
          <text:insertion>
            <office:change-info>
              <dc:creator>Bob Jacobsen</dc:creator>
              <dc:date>2013-03-23T13:08:00</dc:date>
            </office:change-info>
          </text:insertion>
        </text:changed-region>
        <text:changed-region xml:id="ct140572789867488" text:id="ct140572789867488">
          <text:insertion>
            <office:change-info>
              <dc:creator>Bob Jacobsen</dc:creator>
              <dc:date>2013-03-23T13:21:00</dc:date>
            </office:change-info>
          </text:insertion>
        </text:changed-region>
        <text:changed-region xml:id="ct140572763871168" text:id="ct140572763871168">
          <text:insertion>
            <office:change-info>
              <dc:creator>Bob Jacobsen</dc:creator>
              <dc:date>2013-03-23T15:42:00</dc:date>
            </office:change-info>
          </text:insertion>
        </text:changed-region>
        <text:changed-region xml:id="ct140572763478784" text:id="ct140572763478784">
          <text:insertion>
            <office:change-info>
              <dc:creator>Bob Jacobsen</dc:creator>
              <dc:date>2013-03-23T15:43:00</dc:date>
            </office:change-info>
          </text:insertion>
        </text:changed-region>
        <text:changed-region xml:id="ct140572759417376" text:id="ct140572759417376">
          <text:insertion>
            <office:change-info>
              <dc:creator>Bob Jacobsen</dc:creator>
              <dc:date>2013-03-23T15:44:00</dc:date>
            </office:change-info>
          </text:insertion>
        </text:changed-region>
        <text:changed-region xml:id="ct140572764222448" text:id="ct140572764222448">
          <text:insertion>
            <office:change-info>
              <dc:creator>Bob Jacobsen</dc:creator>
              <dc:date>2013-03-23T15:45:00</dc:date>
            </office:change-info>
          </text:insertion>
        </text:changed-region>
        <text:changed-region xml:id="ct140572765470656" text:id="ct140572765470656">
          <text:deletion>
            <office:change-info>
              <dc:creator>Bob Jacobsen</dc:creator>
              <dc:date>2013-03-23T15:41:00</dc:date>
            </office:change-info>
            <text:p text:style-name="P1"/>
            <text:p text:style-name="P1"/>
          </text:deletion>
        </text:changed-region>
        <text:changed-region xml:id="ct140572760148720" text:id="ct140572760148720">
          <text:insertion>
            <office:change-info>
              <dc:creator>Bob Jacobsen</dc:creator>
              <dc:date>2013-03-23T15:41:00</dc:date>
            </office:change-info>
          </text:insertion>
        </text:changed-region>
        <text:changed-region xml:id="ct140572805330624" text:id="ct140572805330624">
          <text:deletion>
            <office:change-info>
              <dc:creator>Jim Kueneman</dc:creator>
              <dc:date>2015-02-06T16:51:00</dc:date>
            </office:change-info>
            <text:p text:style-name="Standard">P/C</text:p>
          </text:deletion>
        </text:changed-region>
        <text:changed-region xml:id="ct140572805326080" text:id="ct140572805326080">
          <text:insertion>
            <office:change-info>
              <dc:creator>Jim Kueneman</dc:creator>
              <dc:date>2015-02-06T16:51:00</dc:date>
            </office:change-info>
          </text:insertion>
        </text:changed-region>
        <text:changed-region xml:id="ct140572805331920" text:id="ct140572805331920">
          <text:deletion>
            <office:change-info>
              <dc:creator>Jim Kueneman</dc:creator>
              <dc:date>2015-02-06T16:51:00</dc:date>
            </office:change-info>
            <text:p text:style-name="Standard">P/C</text:p>
          </text:deletion>
        </text:changed-region>
        <text:changed-region xml:id="ct140572805327728" text:id="ct140572805327728">
          <text:insertion>
            <office:change-info>
              <dc:creator>Jim Kueneman</dc:creator>
              <dc:date>2015-02-06T16: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text:h>
      <text:p text:style-name="Standard">This Technical Note contains informative discussion and background for the corresponding<text:change text:change-id="ct140572759878112"/> <text:change text:change-id="ct140572788620208"/>Event Transport Standard<text:change text:change-id="ct140572805060768"/>.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5">the</text:span> sum of the inputs that trigger the production of the PCER by the producer(s<text:span text:style-name="T12">) and the action(s) taken by the consumer(s).</text:span></text:p>
      <text:p text:style-name="Standard"><text:span text:style-name="T12">Its main advantage is the knowledge independence it imparts between all of </text:span><text:span text:style-name="T6">the</text:span><text:span text:style-name="T12"> nodes involved in an event. <text:s/>Ex</text:span><text:span text:style-name="T9">pressed in more anthropomorphic terms, </text:span><text:span text:style-name="T8">neither the producers nor consumers or a PCER are aware of each other. <text:s/>This adds flexibility to the system, since more producers or consumers of the PCER can be added to implement the associated event, without concern of side effects to </text:span><text:span text:style-name="T7">the</text:span><text:span text:style-name="T8"> the other nodes involved in </text:span><text:span text:style-name="T7">the</text:span><text:span text:style-name="T8"> event.</text:span><text:note text:id="ftn1" text:note-class="footnote"><text:note-citation>1</text:note-citation><text:note-body><text:p text:style-name="P15"><text:span text:style-name="T14">D. Miorandi and S. Vitturi, “Performance analysis of producer/consumer protocols over IEEE 802.11 wireless links”, </text:span><text:span text:style-name="T15">Proc. IEEE Workshop Factory Communication Systems (WFCS)</text:span><text:span text:style-name="T16">, 2004 </text:span></text:p></text:note-body></text:note><text:note text:id="ftn2" text:note-class="footnote"><text:note-citation>2</text:note-citation><text:note-body><text:p text:style-name="Footnote"><text:span text:style-name="T17">The Producer/Consumer Model and Control System Design ControlLogix 1999 </text:span>https://cours.etsmtl.ca/gpa774/Cours/old-24-03-04/Documentations/Rockwell/articles/Producer_Consumer.html</text:p></text:note-body></text:note></text:p>
      <text:p text:style-name="Standard">The <text:change text:change-id="ct140572790271632"/><text:change-start text:change-id="ct140572804392144"/><text:span text:style-name="T5">Producer/Consumer</text:span><text:change-end text:change-id="ct140572804392144"/> Event ID included in a PCER message is a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change text:change-id="ct140572790317152"/><text:change-start text:change-id="ct140572805305904"/><text:span text:style-name="T5">Producer/Consumer</text:span><text:change-end text:change-id="ct140572805305904"/> Event ID (note that the Node ID of the emitting node is available separately in the message). More than one node may receive and act on a PCER message with a specific <text:change text:change-id="ct140572804234784"/><text:change-start text:change-id="ct140572804978416"/><text:span text:style-name="T5">Producer/Consumer</text:span><text:change-end text:change-id="ct140572804978416"/> Event ID. The only requirement is that the 8-byte quantity be unique to the event.<text:change-start text:change-id="ct140572765473936"/></text:p>
      <text:p text:style-name="Standard">OpenLCB event IDs carry no specific information about whether they are coding “<text:change-end text:change-id="ct140572765473936"/><text:change-start text:change-id="ct140572766377200"/>on” or “off”, “active” or “inactive” for some output state. <text:s/>It's possible for multiple consumers to do different things in response to a single event: <text:s/>A event that means “set nightime lighting” m<text:change-end text:change-id="ct140572766377200"/><text:change-start text:change-id="ct140572764153904"/>ight turn some outputs off and turn others on. <text:s/>Simple nodes will often use two producers to represent “input line N went on” and “input line N went off”; they will often use tw<text:change-end text:change-id="ct140572764153904"/><text:change-start text:change-id="ct140572790447616"/>o consumers to represent “turn on output line N” and “turn off output line N”.</text:p>
      <text:p text:style-name="Standard">OpenLCB events therefore do not directly represent states. <text:s/><text:change-end text:change-id="ct140572790447616"/><text:change-start text:change-id="ct140572803328752"/>Rather, they represent state <text:span text:style-name="T19">transitions</text:span>. One event might be interpreted as “go to output N on”, another as “go to output N <text:soft-page-break/>off”, and only by seeing which transition happened most recently can the state of output N be recovered. <text:change-end text:change-id="ct140572803328752"/></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5">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5">the</text:span> time. <text:s/></text:p>
      <text:h text:style-name="Heading_20_2" text:outline-level="2">References and Context</text:h>
      <text:p text:style-name="Standard"> For more information on format and presentation, see: </text:p>
      <text:list xml:id="list5528280440160115285" text:style-name="L1">
        <text:list-item>
          <text:p text:style-name="P17">OpenLCB Common Information Technical Note</text:p>
        </text:list-item>
      </text:list>
      <text:p text:style-name="Standard">For more information on MTI values and how they are laid out, see:</text:p>
      <text:list xml:id="list7744066731003202664" text:style-name="L2">
        <text:list-item>
          <text:p text:style-name="P18">OpenLCB Message Network Standard<text:note text:id="ftn3"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list-item>
        <text:list-item>
          <text:p text:style-name="P18">MTI allocation table<text:note text:id="ftn4" text:note-class="footnote"><text:note-citation>4</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5">the</text:span> form 0bv...0 and the mask 0b0...m. <text:s/>If the lowest bit of the base value is a one, then the <text:soft-page-break/>combined form is 0bv...0. <text:s/>However, if the lowest bit of <text:span text:style-name="T5">the</text:span> base value is a zero, then the mask is inverted and the combined form becomes 0bv...1. <text:s/></text:p>
      <text:p text:style-name="Standard"><draw:g text:anchor-type="paragraph" draw:z-index="17" draw:style-name="gr3"><draw:rect draw:style-name="gr5" draw:text-style-name="P33" svg:width="0.1579in" svg:height="0.3157in" svg:x="2.6157in" svg:y="0.263in"><text:p text:style-name="P32"><text:span text:style-name="T21">0</text:span></text:p></draw:rect><draw:rect draw:style-name="gr5" draw:text-style-name="P33" svg:width="0.1579in" svg:height="0.3157in" svg:x="1.7102in" svg:y="0.263in"><text:p text:style-name="P32"><text:span text:style-name="T21">x</text:span></text:p></draw:rect><draw:rect draw:style-name="gr5" draw:text-style-name="P33" svg:width="0.1571in" svg:height="0.3157in" svg:x="2.4591in" svg:y="0.263in"><text:p text:style-name="P32"><text:span text:style-name="T21">x</text:span></text:p></draw:rect><draw:rect draw:style-name="gr5" draw:text-style-name="P33" xml:id="id7" draw:id="id7" svg:width="0.1579in" svg:height="0.3157in" svg:x="2.3012in" svg:y="0.263in"><text:p text:style-name="P32"><text:span text:style-name="T21">x</text:span></text:p></draw:rect><draw:rect draw:style-name="gr5" draw:text-style-name="P33" svg:width="0.1579in" svg:height="0.3157in" svg:x="2.1437in" svg:y="0.263in"><text:p text:style-name="P32"><text:span text:style-name="T21">x</text:span></text:p></draw:rect><draw:rect draw:style-name="gr5" draw:text-style-name="P33" svg:width="0.1579in" svg:height="0.3157in" svg:x="3.2457in" svg:y="0.263in"><text:p text:style-name="P32"><text:span text:style-name="T21">0</text:span></text:p></draw:rect><draw:rect draw:style-name="gr5" draw:text-style-name="P33" svg:width="0.1571in" svg:height="0.3157in" svg:x="3.089in" svg:y="0.263in"><text:p text:style-name="P32"><text:span text:style-name="T21">0</text:span></text:p></draw:rect><draw:rect draw:style-name="gr5" draw:text-style-name="P33" svg:width="0.1579in" svg:height="0.3157in" svg:x="2.9311in" svg:y="0.263in"><text:p text:style-name="P32"><text:span text:style-name="T21">...</text:span></text:p></draw:rect><draw:rect draw:style-name="gr5" draw:text-style-name="P33" svg:width="0.1579in" svg:height="0.3157in" svg:x="2.7736in" svg:y="0.263in"><text:p text:style-name="P32"><text:span text:style-name="T21">0</text:span></text:p></draw:rect><draw:rect draw:style-name="gr5" draw:text-style-name="P33" svg:width="0.276in" svg:height="0.3157in" svg:x="1.8681in" svg:y="0.263in"><text:p text:style-name="P32"><text:span text:style-name="T21">...</text:span></text:p></draw:rect><draw:custom-shape draw:style-name="gr6" draw:text-style-name="P34"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4"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6" svg:width="0.5512in" svg:height="0.2594in" svg:x="2.813in" svg:y="1.2476in"><draw:text-box><text:p text:style-name="P35"><text:span text:style-name="T22">Base</text:span></text:p></draw:text-box></draw:frame><draw:frame draw:style-name="gr7" draw:text-style-name="P36" svg:width="0.5516in" svg:height="0.2594in" svg:x="3.6791in" svg:y="1.2476in"><draw:text-box><text:p text:style-name="P35"><text:span text:style-name="T22">Mask</text:span></text:p></draw:text-box></draw:frame><draw:rect draw:style-name="gr5" draw:text-style-name="P33" svg:width="0.1579in" svg:height="0.3157in" svg:x="3.561in" svg:y="0.8146in"><text:p text:style-name="P32"><text:span text:style-name="T21">x</text:span></text:p></draw:rect><draw:rect draw:style-name="gr5" draw:text-style-name="P33" svg:width="0.1579in" svg:height="0.3157in" svg:x="2.6555in" svg:y="0.8146in"><text:p text:style-name="P32"><text:span text:style-name="T21">x</text:span></text:p></draw:rect><draw:rect draw:style-name="gr5" draw:text-style-name="P33" svg:width="0.1579in" svg:height="0.3157in" svg:x="3.4035in" svg:y="0.8146in"><text:p text:style-name="P32"><text:span text:style-name="T21">x</text:span></text:p></draw:rect><draw:rect draw:style-name="gr5" draw:text-style-name="P33" svg:width="0.1579in" svg:height="0.3157in" svg:x="3.2457in" svg:y="0.8146in"><text:p text:style-name="P32"><text:span text:style-name="T21">x</text:span></text:p></draw:rect><draw:rect draw:style-name="gr5" draw:text-style-name="P33" svg:width="0.1571in" svg:height="0.3157in" svg:x="3.089in" svg:y="0.8146in"><text:p text:style-name="P32"><text:span text:style-name="T21">x</text:span></text:p></draw:rect><draw:rect draw:style-name="gr5" draw:text-style-name="P33" svg:width="0.1579in" svg:height="0.3157in" svg:x="4.1909in" svg:y="0.8146in"><text:p text:style-name="P32"><text:span text:style-name="T21">x</text:span></text:p></draw:rect><draw:rect draw:style-name="gr5" draw:text-style-name="P33" svg:width="0.1579in" svg:height="0.3157in" svg:x="4.0335in" svg:y="0.8146in"><text:p text:style-name="P32"><text:span text:style-name="T21">x</text:span></text:p></draw:rect><draw:rect draw:style-name="gr5" draw:text-style-name="P33" svg:width="0.1579in" svg:height="0.3157in" svg:x="3.8756in" svg:y="0.8146in"><text:p text:style-name="P32"><text:span text:style-name="T21">...</text:span></text:p></draw:rect><draw:rect draw:style-name="gr5" draw:text-style-name="P33" svg:width="0.1571in" svg:height="0.3157in" svg:x="3.7185in" svg:y="0.8146in"><text:p text:style-name="P32"><text:span text:style-name="T21">x</text:span></text:p></draw:rect><draw:rect draw:style-name="gr5" draw:text-style-name="P33" svg:width="0.276in" svg:height="0.3157in" svg:x="2.813in" svg:y="0.8146in"><text:p text:style-name="P32"><text:span text:style-name="T21">...</text:span></text:p></draw:rect><draw:rect draw:style-name="gr5" draw:text-style-name="P33" svg:width="0.1571in" svg:height="0.3157in" svg:x="4.5063in" svg:y="0.263in"><text:p text:style-name="P32"><text:span text:style-name="T21">m</text:span></text:p></draw:rect><draw:rect draw:style-name="gr11" draw:text-style-name="P33" svg:width="0.1571in" svg:height="0.3157in" svg:x="3.6008in" svg:y="0.263in"><text:p/></draw:rect><draw:rect draw:style-name="gr11" draw:text-style-name="P33" svg:width="0.1579in" svg:height="0.3157in" svg:x="4.3484in" svg:y="0.263in"><text:p/></draw:rect><draw:rect draw:style-name="gr11" draw:text-style-name="P33" svg:width="0.1579in" svg:height="0.3157in" svg:x="4.1909in" svg:y="0.263in"><text:p/></draw:rect><draw:rect draw:style-name="gr11" draw:text-style-name="P33" svg:width="0.1579in" svg:height="0.3157in" svg:x="4.0335in" svg:y="0.263in"><text:p/></draw:rect><draw:rect draw:style-name="gr5" draw:text-style-name="P33" svg:width="0.1571in" svg:height="0.3157in" svg:x="5.1362in" svg:y="0.263in"><text:p text:style-name="P32"><text:span text:style-name="T21">m</text:span></text:p></draw:rect><draw:rect draw:style-name="gr5" draw:text-style-name="P33" svg:width="0.1579in" svg:height="0.3157in" svg:x="4.9783in" svg:y="0.263in"><text:p text:style-name="P32"><text:span text:style-name="T21">m</text:span></text:p></draw:rect><draw:rect draw:style-name="gr5" draw:text-style-name="P33" xml:id="id9" draw:id="id9" svg:width="0.1579in" svg:height="0.3157in" svg:x="4.8209in" svg:y="0.263in"><text:p text:style-name="P32"><text:span text:style-name="T21">...</text:span></text:p></draw:rect><draw:rect draw:style-name="gr5" draw:text-style-name="P33" svg:width="0.1579in" svg:height="0.3157in" svg:x="4.663in" svg:y="0.263in"><text:p text:style-name="P32"><text:span text:style-name="T21">m</text:span></text:p></draw:rect><draw:rect draw:style-name="gr5" draw:text-style-name="P33" svg:width="0.276in" svg:height="0.3157in" svg:x="3.7575in" svg:y="0.263in"><text:p text:style-name="P32"><text:span text:style-name="T21">...</text:span></text:p></draw:rect><draw:rect draw:style-name="gr5" draw:text-style-name="P33" svg:width="0.1579in" svg:height="0.3157in" svg:x="3.5591in" svg:y="0.8122in"><text:p text:style-name="P32"><text:span text:style-name="T21">x</text:span></text:p></draw:rect><draw:rect draw:style-name="gr5" draw:text-style-name="P33" svg:width="0.1579in" svg:height="0.3157in" svg:x="2.6535in" svg:y="0.8122in"><text:p text:style-name="P32"><text:span text:style-name="T21">x</text:span></text:p></draw:rect><draw:rect draw:style-name="gr5" draw:text-style-name="P33" svg:width="0.1579in" svg:height="0.3157in" svg:x="3.4012in" svg:y="0.8122in"><text:p text:style-name="P32"><text:span text:style-name="T21">x</text:span></text:p></draw:rect><draw:rect draw:style-name="gr5" draw:text-style-name="P33" svg:width="0.1571in" svg:height="0.3157in" svg:x="3.2445in" svg:y="0.8122in"><text:p text:style-name="P32"><text:span text:style-name="T21">x</text:span></text:p></draw:rect><draw:rect draw:style-name="gr5" draw:text-style-name="P33" svg:width="0.1579in" svg:height="0.3157in" svg:x="3.0866in" svg:y="0.8122in"><text:p text:style-name="P32"><text:span text:style-name="T21">x</text:span></text:p></draw:rect><draw:rect draw:style-name="gr5" draw:text-style-name="P33" svg:width="0.1579in" svg:height="0.3157in" svg:x="4.189in" svg:y="0.8122in"><text:p text:style-name="P32"><text:span text:style-name="T21">x</text:span></text:p></draw:rect><draw:rect draw:style-name="gr5" draw:text-style-name="P33" svg:width="0.1579in" svg:height="0.3157in" svg:x="4.0311in" svg:y="0.8122in"><text:p text:style-name="P32"><text:span text:style-name="T21">x</text:span></text:p></draw:rect><draw:rect draw:style-name="gr5" draw:text-style-name="P33" svg:width="0.1571in" svg:height="0.3157in" svg:x="3.8744in" svg:y="0.8122in"><text:p text:style-name="P32"><text:span text:style-name="T21">...</text:span></text:p></draw:rect><draw:rect draw:style-name="gr5" draw:text-style-name="P33" svg:width="0.1579in" svg:height="0.3157in" svg:x="3.7165in" svg:y="0.8122in"><text:p text:style-name="P32"><text:span text:style-name="T21">x</text:span></text:p></draw:rect><draw:rect draw:style-name="gr5" draw:text-style-name="P33" svg:width="0.276in" svg:height="0.3157in" svg:x="2.811in" svg:y="0.8122in"><text:p text:style-name="P32"><text:span text:style-name="T21">...</text:span></text:p></draw:rect><draw:rect draw:style-name="gr5" draw:text-style-name="P33" svg:width="0.1579in" svg:height="0.3157in" svg:x="3.5591in" svg:y="0.8122in"><text:p text:style-name="P32"><text:span text:style-name="T21">m</text:span></text:p></draw:rect><draw:rect draw:style-name="gr5" draw:text-style-name="P33" svg:width="0.1579in" svg:height="0.3157in" svg:x="2.6535in" svg:y="0.8122in"><text:p text:style-name="P32"><text:span text:style-name="T21">x</text:span></text:p></draw:rect><draw:rect draw:style-name="gr5" draw:text-style-name="P33" svg:width="0.1579in" svg:height="0.3157in" svg:x="3.4012in" svg:y="0.8122in"><text:p text:style-name="P32"><text:span text:style-name="T21">x</text:span></text:p></draw:rect><draw:rect draw:style-name="gr5" draw:text-style-name="P33" svg:width="0.1571in" svg:height="0.3157in" svg:x="3.2445in" svg:y="0.8122in"><text:p text:style-name="P32"><text:span text:style-name="T21">x</text:span></text:p></draw:rect><draw:rect draw:style-name="gr5" draw:text-style-name="P33" xml:id="id8" draw:id="id8" svg:width="0.1579in" svg:height="0.3157in" svg:x="3.0866in" svg:y="0.8122in"><text:p text:style-name="P32"><text:span text:style-name="T21">x</text:span></text:p></draw:rect><draw:rect draw:style-name="gr5" draw:text-style-name="P33" svg:width="0.1579in" svg:height="0.3157in" svg:x="4.189in" svg:y="0.8122in"><text:p text:style-name="P32"><text:span text:style-name="T21">m</text:span></text:p></draw:rect><draw:rect draw:style-name="gr5" draw:text-style-name="P33" svg:width="0.1579in" svg:height="0.3157in" svg:x="4.0311in" svg:y="0.8122in"><text:p text:style-name="P32"><text:span text:style-name="T21">m</text:span></text:p></draw:rect><draw:rect draw:style-name="gr5" draw:text-style-name="P33" xml:id="id10" draw:id="id10" svg:width="0.1571in" svg:height="0.3157in" svg:x="3.8744in" svg:y="0.8122in"><text:p text:style-name="P32"><text:span text:style-name="T21">...</text:span></text:p></draw:rect><draw:rect draw:style-name="gr5" draw:text-style-name="P33" svg:width="0.1579in" svg:height="0.3157in" svg:x="3.7165in" svg:y="0.8122in"><text:p text:style-name="P32"><text:span text:style-name="T21">m</text:span></text:p></draw:rect><draw:rect draw:style-name="gr5" draw:text-style-name="P33" svg:width="0.276in" svg:height="0.3157in" svg:x="2.811in" svg:y="0.8122in"><text:p text:style-name="P32"><text:span text:style-name="T21">...</text:span></text:p></draw:rect><draw:frame draw:style-name="gr7" draw:text-style-name="P36" svg:width="0.5516in" svg:height="0.2594in" svg:x="1.6319in" svg:y="0.0665in"><draw:text-box><text:p text:style-name="P35"><text:span text:style-name="T22">Base</text:span></text:p></draw:text-box></draw:frame><draw:frame draw:style-name="gr7" draw:text-style-name="P36" svg:width="0.5516in" svg:height="0.2594in" svg:x="3.5217in" svg:y="0.0665in"><draw:text-box><text:p text:style-name="P35"><text:span text:style-name="T22">Mask</text:span></text:p></draw:text-box></draw:frame><draw:connector draw:style-name="gr9" draw:text-style-name="P34" draw:type="line" svg:x1="2.3799in" svg:y1="0.5783in" svg:x2="3.1654in" svg:y2="0.8126in" draw:start-shape="id7" draw:end-shape="id8" draw:end-glue-point="0" svg:d="M6045 1469l1995 595"><text:p/></draw:connector><draw:connector draw:style-name="gr9" draw:text-style-name="P34" draw:type="line" svg:x1="4.8992in" svg:y1="0.5783in" svg:x2="3.9528in" svg:y2="0.8126in" draw:start-shape="id9" draw:start-glue-point="2" draw:end-shape="id10" draw:end-glue-point="0" svg:d="M12444 1469l-2404 595"><text:p/></draw:connector><draw:frame draw:style-name="gr12" draw:text-style-name="P37" svg:width="1.2598in" svg:height="0.2913in" svg:x="2.9709in" svg:y="1.4055in"><draw:text-box><text:p text:style-name="P35"><text:span text:style-name="T21">Range Mask</text:span></text:p></draw:text-box></draw:frame></draw:g></text:p>
      <text:p text:style-name="Standard"><draw:g text:anchor-type="paragraph" draw:z-index="16" draw:style-name="gr3"><draw:g draw:style-name="gr4"><draw:rect draw:style-name="gr5" draw:text-style-name="P33" svg:width="0.1579in" svg:height="0.3043in" svg:x="2.9701in" svg:y="0.4831in"><text:p text:style-name="P32"><text:span text:style-name="T21">m</text:span></text:p></draw:rect><draw:rect draw:style-name="gr5" draw:text-style-name="P33" svg:width="0.1579in" svg:height="0.3043in" svg:x="2.0646in" svg:y="0.4831in"><text:p text:style-name="P32"><text:span text:style-name="T21">x</text:span></text:p></draw:rect><draw:rect draw:style-name="gr5" draw:text-style-name="P33" xml:id="id2" draw:id="id2" svg:width="0.1579in" svg:height="0.3043in" svg:x="2.8126in" svg:y="0.4831in"><text:p text:style-name="P32"><text:span text:style-name="T21">x</text:span></text:p></draw:rect><draw:rect draw:style-name="gr5" draw:text-style-name="P33" svg:width="0.1579in" svg:height="0.3043in" svg:x="2.6547in" svg:y="0.4831in"><text:p text:style-name="P32"><text:span text:style-name="T21">x</text:span></text:p></draw:rect><draw:rect draw:style-name="gr5" draw:text-style-name="P33" svg:width="0.1571in" svg:height="0.3043in" svg:x="2.498in" svg:y="0.4831in"><text:p text:style-name="P32"><text:span text:style-name="T21">x</text:span></text:p></draw:rect><draw:rect draw:style-name="gr5" draw:text-style-name="P33" svg:width="0.1579in" svg:height="0.3043in" svg:x="3.6in" svg:y="0.4831in"><text:p text:style-name="P32"><text:span text:style-name="T21">m</text:span></text:p></draw:rect><draw:rect draw:style-name="gr5" draw:text-style-name="P33" svg:width="0.1579in" svg:height="0.3043in" svg:x="3.4425in" svg:y="0.4831in"><text:p text:style-name="P32"><text:span text:style-name="T21">m</text:span></text:p></draw:rect><draw:rect draw:style-name="gr5" draw:text-style-name="P33" svg:width="0.1579in" svg:height="0.3043in" svg:x="3.2846in" svg:y="0.4831in"><text:p text:style-name="P32"><text:span text:style-name="T21">...</text:span></text:p></draw:rect><draw:rect draw:style-name="gr5" draw:text-style-name="P33" svg:width="0.1571in" svg:height="0.3043in" svg:x="3.128in" svg:y="0.4831in"><text:p text:style-name="P32"><text:span text:style-name="T21">m</text:span></text:p></draw:rect><draw:rect draw:style-name="gr5" draw:text-style-name="P33" svg:width="0.276in" svg:height="0.3043in" svg:x="2.222in" svg:y="0.4831in"><text:p text:style-name="P32"><text:span text:style-name="T21">...</text:span></text:p></draw:rect><draw:custom-shape draw:style-name="gr6" draw:text-style-name="P34"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4"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6" svg:width="1.024in" svg:height="0.2594in" svg:x="2.261in" svg:y="0.122in"><draw:text-box><text:p text:style-name="P35"><text:span text:style-name="T22">Base</text:span></text:p></draw:text-box></draw:frame><draw:frame draw:style-name="gr7" draw:text-style-name="P36" svg:width="1.024in" svg:height="0.2594in" svg:x="3.128in" svg:y="0.1409in"><draw:text-box><text:p text:style-name="P35"><text:span text:style-name="T22">Mask</text:span></text:p></draw:text-box></draw:frame><draw:frame draw:style-name="gr8" draw:text-style-name="P36" xml:id="id1" draw:id="id1" svg:width="1.7323in" svg:height="0.4189in" svg:x="3.128in" svg:y="0.8638in"><draw:text-box><text:p text:style-name="P35"><text:span text:style-name="T22">The sense of the mask bits depend on this bit. <text:s/></text:span></text:p></draw:text-box></draw:frame><draw:connector draw:style-name="gr9" draw:text-style-name="P34" draw:type="curve" svg:x1="3.128in" svg:y1="1.0728in" svg:x2="2.8909in" svg:y2="0.7874in" draw:start-shape="id1" draw:start-glue-point="3" draw:end-shape="id2" draw:end-glue-point="2" svg:d="M7945 2725c-403 0-602-241-602-725"><text:p/></draw:connector></draw:g><draw:g draw:style-name="gr4"><draw:rect draw:style-name="gr5" draw:text-style-name="P33" svg:width="0.1579in" svg:height="0.3043in" svg:x="2.9701in" svg:y="1.674in"><text:p text:style-name="P32"><text:span text:style-name="T21">1</text:span></text:p></draw:rect><draw:rect draw:style-name="gr5" draw:text-style-name="P33" svg:width="0.1579in" svg:height="0.3043in" svg:x="2.0646in" svg:y="1.674in"><text:p text:style-name="P32"><text:span text:style-name="T21">x</text:span></text:p></draw:rect><draw:rect draw:style-name="gr5" draw:text-style-name="P33" xml:id="id4" draw:id="id4" svg:width="0.1579in" svg:height="0.3043in" svg:x="2.8126in" svg:y="1.674in"><text:p text:style-name="P32"><text:span text:style-name="T21">0</text:span></text:p></draw:rect><draw:rect draw:style-name="gr5" draw:text-style-name="P33" svg:width="0.1579in" svg:height="0.3043in" svg:x="2.6547in" svg:y="1.674in"><text:p text:style-name="P32"><text:span text:style-name="T21">x</text:span></text:p></draw:rect><draw:rect draw:style-name="gr5" draw:text-style-name="P33" svg:width="0.1571in" svg:height="0.3043in" svg:x="2.498in" svg:y="1.674in"><text:p text:style-name="P32"><text:span text:style-name="T21">x</text:span></text:p></draw:rect><draw:rect draw:style-name="gr5" draw:text-style-name="P33" svg:width="0.1579in" svg:height="0.3043in" svg:x="3.6in" svg:y="1.674in"><text:p text:style-name="P32"><text:span text:style-name="T21">1</text:span></text:p></draw:rect><draw:rect draw:style-name="gr5" draw:text-style-name="P33" svg:width="0.1579in" svg:height="0.3043in" svg:x="3.4425in" svg:y="1.674in"><text:p text:style-name="P32"><text:span text:style-name="T21">1</text:span></text:p></draw:rect><draw:rect draw:style-name="gr5" draw:text-style-name="P33" svg:width="0.1579in" svg:height="0.3043in" svg:x="3.2846in" svg:y="1.674in"><text:p text:style-name="P32"><text:span text:style-name="T21">...</text:span></text:p></draw:rect><draw:rect draw:style-name="gr5" draw:text-style-name="P33" svg:width="0.1571in" svg:height="0.3043in" svg:x="3.128in" svg:y="1.674in"><text:p text:style-name="P32"><text:span text:style-name="T21">1</text:span></text:p></draw:rect><draw:rect draw:style-name="gr5" draw:text-style-name="P33" svg:width="0.276in" svg:height="0.3043in" svg:x="2.222in" svg:y="1.674in"><text:p text:style-name="P32"><text:span text:style-name="T21">...</text:span></text:p></draw:rect><draw:custom-shape draw:style-name="gr6" draw:text-style-name="P34"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4"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6" svg:width="1.024in" svg:height="0.2594in" svg:x="2.261in" svg:y="1.313in"><draw:text-box><text:p text:style-name="P35"><text:span text:style-name="T22">Base</text:span></text:p></draw:text-box></draw:frame><draw:frame draw:style-name="gr7" draw:text-style-name="P36" svg:width="1.024in" svg:height="0.2594in" svg:x="3.128in" svg:y="1.3319in"><draw:text-box><text:p text:style-name="P35"><text:span text:style-name="T22">Mask</text:span></text:p></draw:text-box></draw:frame><draw:frame draw:style-name="gr10" draw:text-style-name="P36" xml:id="id3" draw:id="id3" svg:width="1.7323in" svg:height="0.5787in" svg:x="3.128in" svg:y="2.0547in"><draw:text-box><text:p text:style-name="P35"><text:span text:style-name="T22">If the lowest base bit is a 0, then mask bits are 1s. <text:s/></text:span></text:p></draw:text-box></draw:frame><draw:connector draw:style-name="gr9" draw:text-style-name="P34" draw:type="curve" svg:x1="3.128in" svg:y1="2.3437in" svg:x2="2.8909in" svg:y2="1.9783in" draw:start-shape="id3" draw:start-glue-point="3" draw:end-shape="id4" draw:end-glue-point="2" svg:d="M7945 5953c-403 0-602-309-602-928"><text:p/></draw:connector></draw:g><draw:g draw:style-name="gr4"><draw:rect draw:style-name="gr5" draw:text-style-name="P33" svg:width="0.1579in" svg:height="0.3043in" svg:x="2.9701in" svg:y="2.8646in"><text:p text:style-name="P32"><text:span text:style-name="T21">0</text:span></text:p></draw:rect><draw:rect draw:style-name="gr5" draw:text-style-name="P33" svg:width="0.1579in" svg:height="0.3043in" svg:x="2.0646in" svg:y="2.8646in"><text:p text:style-name="P32"><text:span text:style-name="T21">x</text:span></text:p></draw:rect><draw:rect draw:style-name="gr5" draw:text-style-name="P33" xml:id="id6" draw:id="id6" svg:width="0.1579in" svg:height="0.3043in" svg:x="2.8126in" svg:y="2.8646in"><text:p text:style-name="P32"><text:span text:style-name="T21">1</text:span></text:p></draw:rect><draw:rect draw:style-name="gr5" draw:text-style-name="P33" svg:width="0.1579in" svg:height="0.3043in" svg:x="2.6547in" svg:y="2.8646in"><text:p text:style-name="P32"><text:span text:style-name="T21">x</text:span></text:p></draw:rect><draw:rect draw:style-name="gr5" draw:text-style-name="P33" svg:width="0.1571in" svg:height="0.3043in" svg:x="2.498in" svg:y="2.8646in"><text:p text:style-name="P32"><text:span text:style-name="T21">x</text:span></text:p></draw:rect><draw:rect draw:style-name="gr5" draw:text-style-name="P33" svg:width="0.1579in" svg:height="0.3043in" svg:x="3.6in" svg:y="2.8646in"><text:p text:style-name="P32"><text:span text:style-name="T21">0</text:span></text:p></draw:rect><draw:rect draw:style-name="gr5" draw:text-style-name="P33" svg:width="0.1579in" svg:height="0.3043in" svg:x="3.4425in" svg:y="2.8646in"><text:p text:style-name="P32"><text:span text:style-name="T21">0</text:span></text:p></draw:rect><draw:rect draw:style-name="gr5" draw:text-style-name="P33" svg:width="0.1579in" svg:height="0.3043in" svg:x="3.2846in" svg:y="2.8646in"><text:p text:style-name="P32"><text:span text:style-name="T21">...</text:span></text:p></draw:rect><draw:rect draw:style-name="gr5" draw:text-style-name="P33" svg:width="0.1571in" svg:height="0.3043in" svg:x="3.128in" svg:y="2.8646in"><text:p text:style-name="P32"><text:span text:style-name="T21">0</text:span></text:p></draw:rect><draw:rect draw:style-name="gr5" draw:text-style-name="P33" svg:width="0.276in" svg:height="0.3043in" svg:x="2.222in" svg:y="2.8646in"><text:p text:style-name="P32"><text:span text:style-name="T21">...</text:span></text:p></draw:rect><draw:custom-shape draw:style-name="gr6" draw:text-style-name="P34"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4"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6" svg:width="0.5913in" svg:height="0.2594in" svg:x="2.261in" svg:y="2.5031in"><draw:text-box><text:p text:style-name="P35"><text:span text:style-name="T22">Base</text:span></text:p></draw:text-box></draw:frame><draw:frame draw:style-name="gr7" draw:text-style-name="P36" svg:width="0.5906in" svg:height="0.2594in" svg:x="3.128in" svg:y="2.522in"><draw:text-box><text:p text:style-name="P35"><text:span text:style-name="T22">Mask</text:span></text:p></draw:text-box></draw:frame><draw:frame draw:style-name="gr10" draw:text-style-name="P36" xml:id="id5" draw:id="id5" svg:width="1.7323in" svg:height="0.5787in" svg:x="3.128in" svg:y="3.2449in"><draw:text-box><text:p text:style-name="P35"><text:span text:style-name="T22">If the lowest base bit is a 1, then mask bits are 0s. <text:s/></text:span></text:p></draw:text-box></draw:frame><draw:connector draw:style-name="gr9" draw:text-style-name="P34"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5">…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11">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11">Decoding a range involves identifying the mask as lowest contiguous bits of the same value as the lowest bit. <text:s/>The base value is the remaining high order bits. <text:s/>For example, the combined form <text:soft-page-break/>0x987650 would yield a mask of 0x00000F and a base of 0x98765, whereas 0x98764F would yield a mask of 0x00000F (inverted) and a base of 0x987640. <text:s/></text:p>
      <text:h text:style-name="Heading_20_3" text:outline-level="3">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5">want</text:span> to determine the correct value of the distributed state. Producers can, but don't always, <text:span text:style-name="T5">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5">the</text:span> state. <text:s/>The lamp controller that consumes the “On” and “Off” probably <text:span text:style-name="T5">knows whether it is currently providing power to the lamp, and so can reply with valid for one event and invalid for the other.</text:span></text:p>
      <text:h text:style-name="Heading_20_3" text:outline-level="3">Consumer Range Identified</text:h>
      <text:p text:style-name="P13">This message broadcasts, in response to a received Identify Consumer message, from each node that consumes event is <text:span text:style-name="T5">in the range specified by the </text:span>included event-ID-with-mask. <text:s/>This is one of the messages that allows bridges to do automatic routing of event messages. <text:s text:c="4"/></text:p>
      <text:p text:style-name="P13">The requirement that 50% or more of the Event IDs in a range are consumed is to allow rounding the range up to the enclosing bit, but no further. This keeps <text:span text:style-name="T5">the</text:span> Event ID ranges in the complete OpenLCB system compact and is intended to make the task of gateways more manageable.<text:change-start text:change-id="ct140572763556544"/></text:p>
      <text:p text:style-name="P13">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change-end text:change-id="ct140572763556544"/></text:p>
      <text:h text:style-name="Heading_20_3" text:outline-level="3">Identify Producer </text:h>
      <text:p text:style-name="Standard">This message is broadcast and requests every node to report whether they produce this Event ID. <text:s/></text:p>
      <text:h text:style-name="Heading_20_3" text:outline-level="3"><text:soft-page-break/>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change-start text:change-id="ct140572764163104"/></text:p>
      <text:p text:style-name="Standard">The ProducerIdentified message is different from a Producer-ConsumerEventReport message for several reasons:<text:change-end text:change-id="ct140572764163104"/><text:change-start text:change-id="ct140572759551408"/></text:p>
      <text:list xml:id="list8857604697340775884" text:style-name="L3">
        <text:list-item>
          <text:p text:style-name="P19">It allows the valid/invalid/unknown subforms, which don't make any sense for a PCER message</text:p>
        </text:list-item>
        <text:list-item>
          <text:p text:style-name="P19">It allows network liste<text:change-end text:change-id="ct140572759551408"/><text:change-start text:change-id="ct140572759523808"/>ners to separate the event identification mechanism, which uses ProducerIdentified, from the event transport mechanism, which uses PCER. <text:s/>Otherwise, nodes might think that a<text:change-end text:change-id="ct140572759523808"/><text:change-start text:change-id="ct140572765491104"/>n event had <text:span text:style-name="T5">occurred</text:span> and was being produced, when it was just a response to a request for current status.<text:change-end text:change-id="ct140572765491104"/></text:p>
        </text:list-item>
      </text:list>
      <text:h text:style-name="Heading_20_3" text:outline-level="3">Producer Range Identified</text:h>
      <text:p text:style-name="P13">The requirement that 50% or more of the Event IDs in a range are produced is to allow rounding the range up to the enclosing bit, but no further. This keeps <text:span text:style-name="T5">the</text:span> Event ID ranges in the complete OpenLCB system compact and is intended to make the task of gateways more manageable.<text:change-start text:change-id="ct140572759551600"/> </text:p>
      <text:p text:style-name="P13">Allowing this requirement to be overridden by other Standards <text:change-end text:change-id="ct140572759551600"/><text:change-start text:change-id="ct140572761876960"/>permits development of standard<text:change-end text:change-id="ct140572761876960"/><text:change-start text:change-id="ct140572761877152"/> protocols that use one Producer Range Identified message for separate <text:change-end text:change-id="ct140572761877152"/><text:change-start text:change-id="ct140572765491360"/>disconnected ranges to improve efficiency. <text:change-end text:change-id="ct140572765491360"/><text:change-start text:change-id="ct140572759658848"/>By only allowing this to be done via the Standards process, not as an ad-hoc design issue, complexity is kept under control.<text:change-end text:change-id="ct140572759658848"/></text:p>
      <text:p text:style-name="Standard">An example of a producer range would be a fast clock node that sends a range of events to indicate the time. Since <text:span text:style-name="T5">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ext:change-start text:change-id="ct140572759659040"/>Identify events comes in both addressed and global forms. They are intended for different use cases.<text:change-end text:change-id="ct140572759659040"/><text:change text:change-id="ct140572761457344"/></text:p>
      <text:p text:style-name="Standard">In some cases, the node may want to query a specific node as to whether it produces or consumes that event, in these case the directed form is appropriate.</text:p>
      <text:p text:style-name="Standard">In other cases, the node producing the Identify Event will not know if any node uses that event, and therefore the global form is the more appropriate choice. Be aware that since this latter form is transmitted throughout the network, it can be relatively expensive in terms of bandwidth. The global form of Identify Event is similar to the combination of an Identify Producers and an Identify Consumers message.<text:change-start text:change-id="ct140572761935360"/></text:p>
      <text:h text:style-name="Heading_20_3" text:outline-level="3"><text:soft-page-break/>Learn Even<text:change-end text:change-id="ct140572761935360"/><text:change-start text:change-id="ct140572761457536"/>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broadcast to carry a specific Event ID to all <text:change-end text:change-id="ct140572761457536"/><text:change-start text:change-id="ct140572759570800"/>of them.<text:change-end text:change-id="ct140572759570800"/></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advertis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roducer Identified/Producer Range Identified and Consumer Identified/Consumer Identified Range messages after Initialization Complete is allowed, but there's no delivery guarantee for <text:span text:style-name="T5">this</text:span> node's events until those have been sent and the state has transitioned to Advertised.</text:p>
      <text:p text:style-name="Standard">When a node changes the events it manages, it still needs to emit the <text:change text:change-id="ct140572804211216"/><text:change-start text:change-id="ct140572804214512"/>Producer Identified<text:change-end text:change-id="ct140572804214512"/><text:change text:change-id="ct140572804325040"/><text:change-start text:change-id="ct140572763624944"/>/Producer Range Identified<text:change-end text:change-id="ct140572763624944"/> and/or <text:change text:change-id="ct140572804429760"/><text:change-start text:change-id="ct140572804316400"/><text:s/>Consumer Identified/Consumer Range Identified <text:change-end text:change-id="ct140572804316400"/>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text:change text:change-id="ct140572790328992"/><text:change-start text:change-id="ct140572804331680"/>Identify Consumers<text:change-end text:change-id="ct140572804331680"/>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2140369466720469213" text:style-name="L4">
        <text:list-item>
          <text:p text:style-name="P20"><text:soft-page-break/>When the node is first initialized, after <text:s/>the “Initialization Complete” message has been sent.</text:p>
        </text:list-item>
        <text:list-item>
          <text:p text:style-name="P20">When a configuration change has added another Event ID that can be produced or consumed.</text:p>
        </text:list-item>
      </text:list>
      <text:p text:style-name="Standard">To announce new Event IDs, the node must transmit a Producer Identified message for each <text:change text:change-id="ct140572804199168"/><text:change-start text:change-id="ct140572759850848"/>Producer/Consumer<text:change-end text:change-id="ct140572759850848"/> Event ID it can newly produce, and a Consumer Identified message for each <text:change text:change-id="ct140572804185296"/><text:change-start text:change-id="ct140572804214976"/>Producer/Consumer<text:change-end text:change-id="ct140572804214976"/> Event ID that it can newly consume. <text:s/></text:p>
      <text:h text:style-name="Heading_20_3" text:outline-level="3">Event Transfer</text:h>
      <text:p text:style-name="Standard">The last sentence is the key to gateway traffic reduction. See §3.1 below.</text:p>
      <text:h text:style-name="Heading_20_3" text:outline-level="3">Event <text:change text:change-id="ct140572794501440"/><text:change-start text:change-id="ct140572805371600"/>I<text:change-end text:change-id="ct140572805371600"/>nquiry</text:h>
      <text:p text:style-name="Standard"><text:change-start text:change-id="ct140572760187184"/>IdentifyEvents comes in both global and addressed forms. <text:change-end text:change-id="ct140572760187184"/><text:change text:change-id="ct140572803223392"/><text:change-start text:change-id="ct140572803223584"/>The global form can place a very large load on the network<text:change-end text:change-id="ct140572803223584"/> and should only be used when needed. <text:s/></text:p>
      <text:p text:style-name="Standard">The <text:change-start text:change-id="ct140572760186848"/>IdentifyEvents <text:change-end text:change-id="ct140572760186848"/><text:change text:change-id="ct140572759331040"/>message <text:change text:change-id="ct140572803940576"/><text:change-start text:change-id="ct140572759331232"/>is<text:change-end text:change-id="ct140572759331232"/> sent to request that <text:span text:style-name="T5">the</text:span> specified nodes report all the events they produce or consume. <text:s/>These reports can be <text:change text:change-id="ct140572803869440"/><text:s/>Identified messages specifying individual Event IDs or ranges of events. <text:s/><text:change text:change-id="ct140572761269840"/></text:p>
      <text:p text:style-name="Standard"><text:change-start text:change-id="ct140572803869152"/>IdentifyEvents <text:change-end text:change-id="ct140572803869152"/><text:change text:change-id="ct140572761270032"/><text:s/>is useful to be able to rapidly determine which, if any, <text:change text:change-id="ct140572790243088"/><text:change-start text:change-id="ct140572804213408"/>Producer/Consumer<text:change-end text:change-id="ct140572804213408"/> Event IDs that a particular node is listening for and that it can emit.<text:change text:change-id="ct140572759417184"/>This can be used as a configuration diagnostic.</text:p>
      <text:p text:style-name="Standard">To determine which <text:change text:change-id="ct140572804216624"/><text:change-start text:change-id="ct140572790286176"/><text:span text:style-name="T5">Producer/Consumer</text:span><text:change-end text:change-id="ct140572790286176"/> Event IDs can be send by a particular node, the inquiring node sends an Identify Events message addressed to the target node.</text:p>
      <text:p text:style-name="Standard">The node must reply with a Producer Identified message for each <text:change text:change-id="ct140572805585408"/><text:change-start text:change-id="ct140572804500576"/><text:span text:style-name="T5">Producer/Consumer</text:span><text:change-end text:change-id="ct140572804500576"/> Event ID it can produce, and a Consumer Identified message for each <text:change text:change-id="ct140572790303552"/><text:change-start text:change-id="ct140572805547072"/><text:span text:style-name="T5">Producer/Consumer</text:span><text:change-end text:change-id="ct140572805547072"/> Event ID for which it is listening.</text:p>
      <text:h text:style-name="Heading_20_3" text:outline-level="3">Producer <text:change text:change-id="ct140572805660128"/><text:change-start text:change-id="ct140572805383584"/>I<text:change-end text:change-id="ct140572805383584"/>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change text:change-id="ct140572790285552"/><text:change-start text:change-id="ct140572804754144"/><text:span text:style-name="T5">Producer/Consumer</text:span><text:change-end text:change-id="ct140572804754144"/> Event ID, a node sends an Identify Producers message carrying the desired <text:change text:change-id="ct140572804396896"/><text:change-start text:change-id="ct140572790257920"/><text:span text:style-name="T5">Producer/Consumer</text:span><text:change-end text:change-id="ct140572790257920"/> Event ID. This is an unaddressed message addressed to all nodes.</text:p>
      <text:p text:style-name="Standard">All nodes that are listening for that <text:change text:change-id="ct140572790321440"/><text:change-start text:change-id="ct140572805307952"/><text:span text:style-name="T5">Producer/Consumer</text:span><text:change-end text:change-id="ct140572805307952"/> Event ID reply with a Producer Identified broadcast message.</text:p>
      <text:p text:style-name="Standard">The “valid” bit indicates that the node's internal condition is consistent with sending this <text:change text:change-id="ct140572804532048"/><text:change-start text:change-id="ct140572804384032"/><text:span text:style-name="T5">Producer/Consumer</text:span><text:change-end text:change-id="ct140572804384032"/> Event ID. For example, assume a node sends <text:change text:change-id="ct140572804211984"/><text:change-start text:change-id="ct140572804382928"/><text:span text:style-name="T5">Producer/Consumer</text:span><text:change-end text:change-id="ct140572804382928"/> Event ID 2 when the input goes active and <text:change text:change-id="ct140572804203232"/><text:change-start text:change-id="ct140572790249792"/><text:span text:style-name="T5">Producer/Consumer</text:span><text:change-end text:change-id="ct140572790249792"/> Event ID 4 when the input goes inactive. Then if the input was active and the node was asked about <text:change text:change-id="ct140572805310016"/><text:change-start text:change-id="ct140572790272176"/><text:span text:style-name="T5">Producer/Consumer</text:span><text:change-end text:change-id="ct140572790272176"/> Event ID 2, it would reply “valid”; if asked about <text:change text:change-id="ct140572805609888"/><text:change-start text:change-id="ct140572805309600"/><text:span text:style-name="T5">Producer/Consumer</text:span><text:change-end text:change-id="ct140572805309600"/> Event ID 4, it would reply “not valid”. Depending on the node's structure, it might not always be possible to set the “valid” bit with certainty, in which case the “unknown” bit must be set.</text:p>
      <text:p text:style-name="Standard"><text:soft-page-break/>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text:change text:change-id="ct140572791268128"/><text:change-start text:change-id="ct140572803740976"/>I<text:change-end text:change-id="ct140572803740976"/>nquiry</text:h>
      <text:p text:style-name="Standard">It is useful to be able to determine which, if any, nodes are listening for a specific <text:change text:change-id="ct140572805578768"/><text:change-start text:change-id="ct140572805540528"/><text:span text:style-name="T5">Producer/Consumer</text:span><text:change-end text:change-id="ct140572805540528"/> Event ID message.</text:p>
      <text:p text:style-name="Standard">This can be used as a configuration diagnostic, and as a way of building routing tables.</text:p>
      <text:p text:style-name="Standard">To determine which nodes are listening for a particular <text:change text:change-id="ct140572804231056"/><text:change-start text:change-id="ct140572804387072"/><text:span text:style-name="T5">Producer/Consumer</text:span><text:change-end text:change-id="ct140572804387072"/> Event ID, a node sends an Identify Consumers message carrying the desired <text:change text:change-id="ct140572804300992"/><text:change-start text:change-id="ct140572804387424"/><text:span text:style-name="T5">Producer/Consumer</text:span><text:change-end text:change-id="ct140572804387424"/> Event ID. This is an unaddressed message processed by all nodes.</text:p>
      <text:p text:style-name="Standard">All nodes that are listening for that <text:change text:change-id="ct140572805319248"/><text:change-start text:change-id="ct140572804534320"/><text:span text:style-name="T5">Producer/Consumer</text:span><text:change-end text:change-id="ct140572804534320"/> Event ID reply with a Consumer Identified broadcast message.</text:p>
      <text:p text:style-name="Standard">The “valid” bit indicates that the node is currently in the state it would be if this message had been received last. For example, assume a node sets its output active for <text:change text:change-id="ct140572805319904"/><text:change-start text:change-id="ct140572804533872"/><text:span text:style-name="T5">Producer/Consumer</text:span><text:change-end text:change-id="ct140572804533872"/> Event ID 2, and inactive for a <text:change text:change-id="ct140572805321904"/><text:change-start text:change-id="ct140572805321616"/><text:span text:style-name="T5">Producer/Consumer</text:span><text:change-end text:change-id="ct140572805321616"/> Event ID 4. Then if the output was active and the node was asked about <text:change text:change-id="ct140572805324000"/><text:change-start text:change-id="ct140572805323616"/><text:span text:style-name="T5">Producer/Consumer</text:span><text:change-end text:change-id="ct140572805323616"/> Event ID 2, it would reply "valid"; if asked about <text:change text:change-id="ct140572805325712"/><text:change-start text:change-id="ct140572805324192"/><text:span text:style-name="T5">Producer/Consumer</text:span><text:change-end text:change-id="ct140572805324192"/> Event ID 4, it would reply "not valid". Depending on the node's structure, it might not always be possible to set the “valid” bit with certainty, in which case the “unknown” bit must be set.<text:change-start text:change-id="ct140572751038352"/></text:p>
      <text:h text:style-name="Heading_20_3" text:outline-level="3">Teach<text:change-end text:change-id="ct140572751038352"/><text:change-start text:change-id="ct140572763870928"/>/Learn Configuration</text:h>
      <text:p text:style-name="Standard"><text:change-end text:change-id="ct140572763870928"/><text:change-start text:change-id="ct140572789867488"/>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5" text:note-class="footnote"><text:note-citation>5</text:note-citation><text:note-body><text:p text:style-name="Footnote"><text:change-start text:change-id="ct140572764108848"/>Having conventions for the user interface<text:change-end text:change-id="ct140572764108848"/><text:change-start text:change-id="ct140572789867680"/> <text:change-end text:change-id="ct140572789867680"/><text:change-start text:change-id="ct140572764109104"/>would make it easier for users to <text:change-end text:change-id="ct140572764109104"/><text:change-start text:change-id="ct140572764222160"/>work with multiple OpenLCB products. Some work has gone into a system for <text:span text:style-name="T10">doing</text:span> this with two buttons and two LEDs, called the “Blue/Gold configuration”, but this has not become a consensus solution as of<text:change-end text:change-id="ct140572764222160"/><text:change-start text:change-id="ct140572763478592"/> the time of this writing.<text:change-end text:change-id="ct140572763478592"/></text:p></text:note-body></text:note>. A single producer or consumer then provides the EventID that is to be learned in a “Teach Event” message. If the taught Event ID is a new unique ID, only the selected producers and consumers will share it. <text:s/>If producers and/or consumers are already using that Event ID, the newly <text:soft-page-break/>configured producers and/or consumers will be tied into the existing network of producers and consumers.<text:change-end text:change-id="ct140572789867488"/><text:change-start text:change-id="ct140572763871168"/></text:p>
      <text:h text:style-name="Heading_20_3" text:outline-level="3">Resetting to Default</text:h>
      <text:p text:style-name="Standard">Nodes are responsible for ensuring that a Event ID is really unique if required. <text:s/>This has implications for how event IDs are defined when <text:span text:style-name="T5">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5">the</text:span> ne<text:change-end text:change-id="ct140572763871168"/><text:change-start text:change-id="ct140572763478784"/>xt set when doing a reset to defaults. There are 65,538 different Event IDs possible for a node, so even one that uses 512 Event IDs can be reset to defaults a lot of times before its are risk of running out.</text:p>
      <text:p text:style-name="Standard">Altern<text:change-end text:change-id="ct140572763478784"/><text:change-start text:change-id="ct140572759417376"/>ately, the node can keep track of which Event IDs might have left the node and been reused. <text:s/>This includes any of the messages that carry the Event ID, including but not limited to Teach Event, plus configuration memory re<text:change-end text:change-id="ct140572759417376"/><text:change-start text:change-id="ct140572764222448"/>ads and perhap other methods. <text:s/>If the Event ID <text:span text:style-name="T5">in a producer or consumer has been retrieved and used, then it needs to be given a new Event ID. <text:s/>If not, it can keep it's existing Event ID.</text:span><text:change-end text:change-id="ct140572764222448"/></text:p>
      <text:h text:style-name="Heading_20_1" text:outline-level="1">Background information </text:h>
      <text:p text:style-name="Standard">This section is general information of interest to the reader, implementers, etc.</text:p>
      <text:p text:style-name="P1">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6" text:note-class="footnote"><text:note-citation>6</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18">which</text:span> makes this model very flexible and extensible. <text:s/></text:p>
      <text:p text:style-name="P10"><text:span text:style-name="T4">Events are most often used to advertise changes in system state, for example a occupancy detector's state. <text:s/>The model maintains the distributed-state model of a layout because Events-messages are broadcast</text:span><text:span text:style-name="T4"><text:note text:id="ftn7" text:note-class="footnote"><text:note-citation>7</text:note-citation><text:note-body><text:p text:style-name="Footnote"><text:s/>OpenLCB uses interest-based routing, which means <text:span text:style-name="T10">that</text:span> Event messages are actually broadcast only to those bus segments on which a node has expressed interest. <text:s/>Event-ranges are used to express interest in a classes of events. <text:s text:c="2"/></text:p></text:note-body></text:note></text:span><text:span text:style-name="T4"> to all nodes, and this allows individual producers and consumers to use them to change their knowledge of the distributed state. <text:s/></text:span></text:p>
      <text:p text:style-name="P1"><text:soft-page-break/>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change text:change-id="ct140572765470656"/><text:change-start text:change-id="ct140572760148720"/></text:p>
      <text:h text:style-name="Heading_20_2" text:outline-level="2"><text:change-end text:change-id="ct140572760148720"/>Gateways</text:h>
      <text:p text:style-name="Standard">Gateways can route PCERs only to segments with nodes expressing interest by processing the other event message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3.6693in" svg:height="1.2846in" draw:z-index="14"><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text:soft-page-break/>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6323921930887754096" text:style-name="L5">
        <text:list-item>
          <text:p text:style-name="P21"><text:soft-page-break/>Don't <text:s/>do long linear searches to match an incoming Event ID to internal structures.</text:p>
        </text:list-item>
        <text:list-item>
          <text:p text:style-name="P21">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3"> with the 01.00.00.00.00.00 or 01.01.00.00.00.00 reserv</text:span>ed IDs in their upper six bytes to ensure uniqueness and simplify recognition. <text:span text:style-name="T13"><text:s/></text:span>The OpenLCB group maintains a central list of the individual assigned Event IDs.<text:note text:id="ftn8" text:note-class="footnote"><text:note-citation>8</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1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text:soft-page-break/>but are not required to. (For ease of implementation, a gateway may just pass all events with the common values of the top 6 bytes).</text:p>
      <text:h text:style-name="Heading_20_2" text:outline-level="2">History section</text:h>
      <text:p text:style-name="Standard">For monitoring purposes, it was proposed that a PCER message carry a sequence number which increments each time the associated <text:change text:change-id="ct140572805330624"/><text:change-start text:change-id="ct140572805326080"/><text:span text:style-name="T5">Producer/Consumer</text:span><text:change-end text:change-id="ct140572805326080"/> Event ID is sent. It is not at all clear how to do this across nodes, or even across Producers within a single node, as there may be more than one thing that can cause the same <text:change text:change-id="ct140572805331920"/><text:change-start text:change-id="ct140572805327728"/><text:span text:style-name="T5">Producer/Consumer</text:span><text:change-end text:change-id="ct140572805327728"/> Event ID to be sent by a single board;. We decided this would cause more problems than it solved, and omitted it.</text:p>
      <text:p text:style-name="Standard">There is not room in a CAN frame for both a destination NID and a EID. This protocol has therefore been constructed so that any message carrying an EID is globally addressed.</text:p>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Annotations to the Standard<text:tab/>2</text:p>
          <text:p text:style-name="P24"><text:s/>2.1 Introduction<text:tab/>2</text:p>
          <text:p text:style-name="P24"><text:s/>2.2 Intended Use<text:tab/>2</text:p>
          <text:p text:style-name="P24"><text:s/>2.3 References and Context<text:tab/>2</text:p>
          <text:p text:style-name="P24"><text:s/>2.4 Message Formats<text:tab/>2</text:p>
          <text:p text:style-name="P27"><text:s/>2.4.1 Producer/Consumer Event Report (PCER)<text:tab/>4</text:p>
          <text:p text:style-name="P27"><text:s/>2.4.2 Identify Consumer <text:tab/>4</text:p>
          <text:p text:style-name="P27"><text:s/>2.4.3 Consumer Identified <text:tab/>4</text:p>
          <text:p text:style-name="P27"><text:s/>2.4.4 Consumer Range Identified<text:tab/>4</text:p>
          <text:p text:style-name="P27"><text:s/>2.4.5 Identify Producer <text:tab/>4</text:p>
          <text:p text:style-name="P27"><text:s/>2.4.6 Producer Identified<text:tab/>5</text:p>
          <text:p text:style-name="P27"><text:s/>2.4.7 Producer Range Identified<text:tab/>5</text:p>
          <text:p text:style-name="P27"><text:s/>2.4.8 Identify Events<text:tab/>5</text:p>
          <text:p text:style-name="P27"><text:s/>2.4.9 Learn Event<text:tab/>6</text:p>
          <text:p text:style-name="P24"><text:s/>2.5 States<text:tab/>6</text:p>
          <text:p text:style-name="P24"><text:s/>2.6 Interactions<text:tab/>6</text:p>
          <text:p text:style-name="P27"><text:s/>2.6.1 Event Transfer<text:tab/>7</text:p>
          <text:p text:style-name="P27"><text:s/>2.6.2 Event Inquiry<text:tab/>7</text:p>
          <text:p text:style-name="P27"><text:s/>2.6.3 Producer Inquiry<text:tab/>7</text:p>
          <text:p text:style-name="P27"><text:s/>2.6.4 Consumer Inquiry<text:tab/>8</text:p>
          <text:p text:style-name="P27"><text:s/>2.6.5 Teach/Learn Configuration<text:tab/>8</text:p>
          <text:p text:style-name="P27"><text:s/>2.6.6 Resetting to Default<text:tab/>9</text:p>
          <text:p text:style-name="P23"><text:s/>3 Background information <text:tab/>9</text:p>
          <text:p text:style-name="P24"><text:s/>3.1 Gateways<text:tab/>10</text:p>
          <text:p text:style-name="P24"><text:s/>3.2 Examples<text:tab/>10</text:p>
          <text:p text:style-name="P27"><text:s/>3.2.1 Case 1: All nodes initialized before link established, event X is sent<text:tab/>10</text:p>
          <text:p text:style-name="P27"><text:s/>3.2.2 Case 2: Node B2 comes up, after event X has been sent in the example above<text:tab/>11</text:p>
          <text:p text:style-name="P27"><text:s/>3.2.3 Case 3: Node A1 comes up, then event X is sent<text:tab/>11</text:p>
          <text:p text:style-name="P27"><text:s/>3.2.4 Case 4: Node A1 comes up, then event Y is sent<text:tab/>11</text:p>
          <text:p text:style-name="P24"><text:s/>3.3 Node Implementation hints<text:tab/>11</text:p>
          <text:p text:style-name="P24"><text:s/>3.4 Well known events<text:tab/>12</text:p>
          <text:p text:style-name="P24"><text:s/>3.5 History section<text:tab/>13</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tracked-changes>
          <text:changed-region xml:id="ct140572748555920" text:id="ct140572748555920">
            <text:deletion>
              <office:change-info>
                <dc:creator>Jim Kueneman</dc:creator>
                <dc:date>2015-02-06T16:42:00</dc:date>
              </office:change-info>
              <text:p text:style-name="MP4"><text:span text:style-name="Page_20_Number"><text:span text:style-name="MT2">2011</text:span></text:span></text:p>
            </text:deletion>
          </text:changed-region>
          <text:changed-region xml:id="ct140572711630480" text:id="ct140572711630480">
            <text:insertion>
              <office:change-info>
                <dc:creator>Jim Kueneman</dc:creator>
                <dc:date>2015-02-06T16:42:00</dc:date>
              </office:change-info>
            </text:insertion>
          </text:changed-region>
          <text:changed-region xml:id="ct140572803246368" text:id="ct140572803246368">
            <text:insertion>
              <office:change-info>
                <dc:creator>Bob Jacobsen</dc:creator>
                <dc:date>2013-02-06T22:35:00</dc:date>
              </office:change-info>
            </text:insertion>
          </text:changed-region>
          <text:changed-region xml:id="ct140572761682464" text:id="ct140572761682464">
            <text:deletion>
              <office:change-info>
                <dc:creator>Bob Jacobsen</dc:creator>
                <dc:date>2013-02-06T22:35:00</dc:date>
              </office:change-info>
              <text:p text:style-name="MP4"><text:span text:style-name="Page_20_Number"><text:span text:style-name="MT2"><text:date style:data-style-name="N116" text:date-value="2015-02-06T16:52:55.99">2-6-2015</text:date></text:span></text:span></text:p>
            </text:deletion>
          </text:changed-region>
        </text:tracked-changes>
        <text:p text:style-name="MP4"><text:span text:style-name="Page_20_Number"><text:span text:style-name="MT2">Copyright </text:span></text:span><text:change text:change-id="ct140572748555920"/><text:change-start text:change-id="ct140572711630480"/><text:span text:style-name="Page_20_Number"><text:span text:style-name="MT3">2015</text:span></text:span><text:change-end text:change-id="ct140572711630480"/><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change-start text:change-id="ct140572803246368"/><text:span text:style-name="Page_20_Number"><text:span text:style-name="MT2"><text:date style:data-style-name="N75" text:date-value="2015-02-06T16:52:55.99">Feb 6, 2015</text:date></text:span></text:span><text:change-end text:change-id="ct140572803246368"/><text:change text:change-id="ct140572761682464"/></text:p>
      </style:footer>
    </style:master-page>
    <style:master-page style:name="First_20_Page" style:display-name="First Page" style:page-layout-name="Mpm2" style:next-style-name="Standard">
      <style:header>
        <text:tracked-changes>
          <text:changed-region xml:id="ct140572762069744" text:id="ct140572762069744">
            <text:deletion>
              <office:change-info>
                <dc:creator>Jim Kueneman</dc:creator>
                <dc:date>2015-02-06T16:40:00</dc:date>
              </office:change-info>
              <text:p text:style-name="MP7">OpenLCB </text:p>
            </text:dele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40572762069744"/>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6T16:52:55.99">Feb 6, 2015</text:date></text:p>
            </table:table-cell>
            <table:table-cell table:style-name="Table1.C1" office:value-type="string">
              <text:p text:style-name="MP7">Preliminary</text:p>
            </table:table-cell>
          </table:table-row>
        </table:table>
        <text:p text:style-name="Header"/>
      </style:header>
      <style:footer>
        <text:tracked-changes>
          <text:changed-region xml:id="ct140572710959408" text:id="ct140572710959408">
            <text:deletion>
              <office:change-info>
                <dc:creator>Jim Kueneman</dc:creator>
                <dc:date>2015-02-06T16:42:00</dc:date>
              </office:change-info>
              <text:p text:style-name="MP8"><text:span text:style-name="Page_20_Number"><text:span text:style-name="MT2">2011</text:span></text:span></text:p>
            </text:deletion>
          </text:changed-region>
          <text:changed-region xml:id="ct140572748649456" text:id="ct140572748649456">
            <text:insertion>
              <office:change-info>
                <dc:creator>Jim Kueneman</dc:creator>
                <dc:date>2015-02-06T16:42:00</dc:date>
              </office:change-info>
            </text:insertion>
          </text:changed-region>
          <text:changed-region xml:id="ct140572788153104" text:id="ct140572788153104">
            <text:insertion>
              <office:change-info>
                <dc:creator>Bob Jacobsen</dc:creator>
                <dc:date>2013-02-06T22:34:00</dc:date>
              </office:change-info>
            </text:insertion>
          </text:changed-region>
          <text:changed-region xml:id="ct140572788153296" text:id="ct140572788153296">
            <text:deletion>
              <office:change-info>
                <dc:creator>Bob Jacobsen</dc:creator>
                <dc:date>2013-02-06T22:34:00</dc:date>
              </office:change-info>
              <text:p text:style-name="MP8"><text:span text:style-name="Page_20_Number"><text:span text:style-name="MT2"><text:date style:data-style-name="N116" text:date-value="2015-02-06T16:52:55.99">2-6-2015</text:date></text:span></text:span></text:p>
            </text:deletion>
          </text:changed-region>
        </text:tracked-changes>
        <text:p text:style-name="MP8"><text:span text:style-name="Page_20_Number"><text:span text:style-name="MT2">Copyright </text:span></text:span><text:change text:change-id="ct140572710959408"/><text:change-start text:change-id="ct140572748649456"/><text:span text:style-name="Page_20_Number"><text:span text:style-name="MT3">2015</text:span></text:span><text:change-end text:change-id="ct14057274864945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4</text:page-count></text:span></text:span><text:span text:style-name="Page_20_Number"><text:span text:style-name="MT5"> - </text:span></text:span><text:change-start text:change-id="ct140572788153104"/><text:span text:style-name="Page_20_Number"><text:span text:style-name="MT2"><text:date style:data-style-name="N75" text:date-value="2015-02-06T16:52:55.99">Feb 6, 2015</text:date></text:span></text:span><text:change-end text:change-id="ct140572788153104"/><text:change text:change-id="ct140572788153296"/></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Technical Note</dc:title>
    <meta:initial-creator>Alex Shepherd</meta:initial-creator>
    <meta:creation-date>2009-01-22T07:11:27</meta:creation-date>
    <meta:editing-cycles>125</meta:editing-cycles>
    <meta:editing-duration>P4DT2H6M8S</meta:editing-duration>
    <meta:generator>OpenOffice/4.1.1$Unix OpenOffice.org_project/411m6$Build-9775</meta:generator>
    <dc:date>2015-02-06T16:52:56</dc:date>
    <meta:keyword>OpenLCB Event Transport</meta:keyword>
    <dc:creator>Jim Kueneman</dc:creator>
    <meta:document-statistic meta:table-count="1" meta:image-count="2" meta:object-count="0" meta:page-count="14" meta:paragraph-count="259" meta:word-count="5877" meta:character-count="35528"/>
    <meta:user-defined meta:name="Info 1"/>
    <meta:user-defined meta:name="Info 2"/>
    <meta:user-defined meta:name="Info 3"/>
    <meta:user-defined meta:name="Info 4"/>
  </office:meta>
</office:document-meta>
</file>